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style:font-name="Liberation Sans" style:font-name-asian="DejaVu Sans" style:font-name-complex="Lohit Hindi"/>
    </style:style>
    <style:style style:name="ce2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10.0378in" svg:height="6.1213in" svg:x="6.9161in" svg:y="5.2878in">
            <draw:object draw:notify-on-update-of-ranges="Sheet1.J4:Sheet1.J22 Sheet1.S3:Sheet1.S3 Sheet1.S4:Sheet1.S22 Sheet1.T3:Sheet1.T3 Sheet1.T4:Sheet1.T22 Sheet1.U3:Sheet1.U3 Sheet1.U4:Sheet1.U2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.1858in" svg:height="5.5673in" svg:x="18.0335in" svg:y="5.2461in">
            <draw:object draw:notify-on-update-of-ranges="Sheet1.J4:Sheet1.J22 Sheet1.L3:Sheet1.L3 Sheet1.L4:Sheet1.L22 Sheet1.M3:Sheet1.M3 Sheet1.M4:Sheet1.M22 Sheet1.N3:Sheet1.N3 Sheet1.N4:Sheet1.N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24" table:default-cell-style-name="Default"/>
        <table:table-row table:style-name="ro1">
          <table:table-cell/>
          <table:table-cell office:value-type="string">
            <text:p>insertions</text:p>
          </table:table-cell>
          <table:table-cell table:number-columns-repeated="9"/>
          <table:table-cell office:value-type="string">
            <text:p>averages</text:p>
          </table:table-cell>
          <table:table-cell table:number-columns-repeated="6"/>
          <table:table-cell office:value-type="string">
            <text:p>asymptotic</text:p>
          </table:table-cell>
          <table:table-cell table:number-columns-repeated="3"/>
          <table:table-cell office:value-type="string">
            <text:p>real times</text:p>
          </table:table-cell>
          <table:table-cell/>
        </table:table-row>
        <table:table-row table:style-name="ro2">
          <table:table-cell table:number-columns-repeated="5"/>
          <table:table-cell office:value-type="string">
            <text:p>indicies</text:p>
          </table:table-cell>
          <table:table-cell office:value-type="string">
            <text:p>Set Size:</text:p>
          </table:table-cell>
          <table:table-cell office:value-type="float" office:value="5">
            <text:p>5</text:p>
          </table:table-cell>
          <table:table-cell table:number-columns-repeated="3"/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table:number-columns-repeated="4"/>
          <table:table-cell office:value-type="string">
            <text:p>O(n)</text:p>
          </table:table-cell>
          <table:table-cell office:value-type="string">
            <text:p>O(n log n)</text:p>
          </table:table-cell>
          <table:table-cell office:value-type="string">
            <text:p>O(n log log n)</text:p>
          </table:table-cell>
          <table:table-cell table:number-columns-repeated="3"/>
        </table:table-row>
        <table:table-row table:style-name="ro2">
          <table:table-cell office:value-type="string">
            <text:p>size </text:p>
          </table:table-cell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 table:number-columns-repeated="2"/>
          <table:table-cell office:value-type="string">
            <text:p>start</text:p>
          </table:table-cell>
          <table:table-cell office:value-type="string">
            <text:p>end</text:p>
          </table:table-cell>
          <table:table-cell/>
          <table:table-cell office:value-type="string">
            <text:p>size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s</text:p>
          </table:table-cell>
          <table:table-cell/>
          <table:table-cell office:value-type="string">
            <text:p>n log n</text:p>
          </table:table-cell>
          <table:table-cell office:value-type="string">
            <text:p>n log log n</text:p>
          </table:table-cell>
          <table:table-cell/>
          <table:table-cell office:value-type="string">
            <text:p>fibonacci</text:p>
          </table:table-cell>
          <table:table-cell office:value-type="string">
            <text:p>binary</text:p>
          </table:table-cell>
          <table:table-cell office:value-type="string">
            <text:p>van emde boa</text:p>
          </table:table-cell>
          <table:table-cell/>
          <table:table-cell office:value-type="string">
            <text:p>Veb / fibonacci</text:p>
          </table:table-cell>
          <table:table-cell office:value-type="string">
            <text:p>Veb / binary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12525">
            <text:p>0.000012525</text:p>
          </table:table-cell>
          <table:table-cell office:value-type="float" office:value="0.000033639">
            <text:p>0.000033639</text:p>
          </table:table-cell>
          <table:table-cell office:value-type="float" office:value="0.00000976">
            <text:p>0.00000976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G4]+[.$H$2]-1" office:value-type="float" office:value="8">
            <text:p>8</text:p>
          </table:table-cell>
          <table:table-cell office:value-type="float" office:value="6">
            <text:p>6</text:p>
          </table:table-cell>
          <table:table-cell table:formula="of:=2^[.I4]" office:value-type="float" office:value="64">
            <text:p>64</text:p>
          </table:table-cell>
          <table:table-cell/>
          <table:table-cell table:formula="of:=AVERAGE(INDIRECT(CONCATENATE([.L$2];[.$G4];&quot;:&quot;;[.L$2];[.$H4])))" office:value-type="float" office:value="0.0000067528">
            <text:p>6.7528E-006</text:p>
          </table:table-cell>
          <table:table-cell table:formula="of:=AVERAGE(INDIRECT(CONCATENATE([.M$2];[.$G4];&quot;:&quot;;[.M$2];[.$H4])))" office:value-type="float" office:value="0.0000283216">
            <text:p>2.83216E-005</text:p>
          </table:table-cell>
          <table:table-cell table:formula="of:=AVERAGE(INDIRECT(CONCATENATE([.N$2];[.$G4];&quot;:&quot;;[.N$2];[.$H4])))" office:value-type="float" office:value="0.0000087656">
            <text:p>8.7656E-006</text:p>
          </table:table-cell>
          <table:table-cell/>
          <table:table-cell table:formula="of:=[.$J4] * LOG([.$J4];2)" office:value-type="float" office:value="384">
            <text:p>384</text:p>
          </table:table-cell>
          <table:table-cell table:style-name="ce2" table:formula="of:=[.$J4] * LOG(LOG([.$J4];2))" office:value-type="float" office:value="49.8016800245532">
            <text:p>50</text:p>
          </table:table-cell>
          <table:table-cell/>
          <table:table-cell table:formula="of:=[.L4]/[.J4]" office:value-type="float" office:value="0.0000001055125">
            <text:p>1.055125E-007</text:p>
          </table:table-cell>
          <table:table-cell table:formula="of:=[.M4]/[.P4]" office:value-type="float" office:value="0.0000000737541666666667">
            <text:p>7.37541666666667E-008</text:p>
          </table:table-cell>
          <table:table-cell table:formula="of:=[.N4]/[.Q4]" office:value-type="float" office:value="0.000000176010126479235">
            <text:p>0.000000176</text:p>
          </table:table-cell>
          <table:table-cell/>
          <table:table-cell table:formula="of:=[.$N4]/[.L4]" office:value-type="float" office:value="1.29806894917664">
            <text:p>1.2980689492</text:p>
          </table:table-cell>
          <table:table-cell table:formula="of:=[.$N4]/[.M4]" office:value-type="float" office:value="0.309502288006327">
            <text:p>0.30950228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49">
            <text:p>0.000005349</text:p>
          </table:table-cell>
          <table:table-cell office:value-type="float" office:value="0.000031636">
            <text:p>0.000031636</text:p>
          </table:table-cell>
          <table:table-cell office:value-type="float" office:value="0.000008848">
            <text:p>0.000008848</text:p>
          </table:table-cell>
          <table:table-cell table:number-columns-repeated="2"/>
          <table:table-cell table:style-name="ce1" table:formula="of:=[.G4]+[.$H$2]" office:value-type="float" office:value="9">
            <text:p>9</text:p>
          </table:table-cell>
          <table:table-cell table:formula="of:=[.H4]+[.$H$2]" office:value-type="float" office:value="13">
            <text:p>13</text:p>
          </table:table-cell>
          <table:table-cell office:value-type="float" office:value="7">
            <text:p>7</text:p>
          </table:table-cell>
          <table:table-cell table:formula="of:=2^[.I5]" office:value-type="float" office:value="128">
            <text:p>128</text:p>
          </table:table-cell>
          <table:table-cell/>
          <table:table-cell table:formula="of:=AVERAGE(INDIRECT(CONCATENATE([.L$2];[.$G5];&quot;:&quot;;[.L$2];[.$H5])))" office:value-type="float" office:value="0.0000116496">
            <text:p>1.16496E-005</text:p>
          </table:table-cell>
          <table:table-cell table:formula="of:=AVERAGE(INDIRECT(CONCATENATE([.M$2];[.$G5];&quot;:&quot;;[.M$2];[.$H5])))" office:value-type="float" office:value="0.0000546906">
            <text:p>5.46906E-005</text:p>
          </table:table-cell>
          <table:table-cell table:formula="of:=AVERAGE(INDIRECT(CONCATENATE([.N$2];[.$G5];&quot;:&quot;;[.N$2];[.$H5])))" office:value-type="float" office:value="0.00002545">
            <text:p>0.00002545</text:p>
          </table:table-cell>
          <table:table-cell/>
          <table:table-cell table:formula="of:=[.$J5] * LOG([.$J5];2)" office:value-type="float" office:value="896">
            <text:p>896</text:p>
          </table:table-cell>
          <table:table-cell table:style-name="ce2" table:formula="of:=[.$J5] * LOG(LOG([.$J5];2))" office:value-type="float" office:value="108.172549121825">
            <text:p>108</text:p>
          </table:table-cell>
          <table:table-cell/>
          <table:table-cell table:formula="of:=[.L5]/[.J5]" office:value-type="float" office:value="0.0000000910125">
            <text:p>0.000000091</text:p>
          </table:table-cell>
          <table:table-cell table:formula="of:=[.M5]/[.P5]" office:value-type="float" office:value="0.0000000610386160714286">
            <text:p>0.000000061</text:p>
          </table:table-cell>
          <table:table-cell table:formula="of:=[.N5]/[.Q5]" office:value-type="float" office:value="0.000000235272259058423">
            <text:p>2.35272259058423E-007</text:p>
          </table:table-cell>
          <table:table-cell/>
          <table:table-cell table:formula="of:=[.$N5]/[.L5]" office:value-type="float" office:value="2.18462436478506">
            <text:p>2.1846243648</text:p>
          </table:table-cell>
          <table:table-cell table:formula="of:=[.$N5]/[.M5]" office:value-type="float" office:value="0.465345050154871">
            <text:p>0.4653450502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297">
            <text:p>0.000005297</text:p>
          </table:table-cell>
          <table:table-cell office:value-type="float" office:value="0.000025665">
            <text:p>0.000025665</text:p>
          </table:table-cell>
          <table:table-cell office:value-type="float" office:value="0.000008422">
            <text:p>0.000008422</text:p>
          </table:table-cell>
          <table:table-cell table:number-columns-repeated="2"/>
          <table:table-cell table:style-name="ce1" table:formula="of:=[.G5]+[.$H$2]" office:value-type="float" office:value="14">
            <text:p>14</text:p>
          </table:table-cell>
          <table:table-cell table:formula="of:=[.H5]+[.$H$2]" office:value-type="float" office:value="18">
            <text:p>18</text:p>
          </table:table-cell>
          <table:table-cell office:value-type="float" office:value="8">
            <text:p>8</text:p>
          </table:table-cell>
          <table:table-cell table:formula="of:=2^[.I6]" office:value-type="float" office:value="256">
            <text:p>256</text:p>
          </table:table-cell>
          <table:table-cell/>
          <table:table-cell table:formula="of:=AVERAGE(INDIRECT(CONCATENATE([.L$2];[.$G6];&quot;:&quot;;[.L$2];[.$H6])))" office:value-type="float" office:value="0.000025005">
            <text:p>0.000025005</text:p>
          </table:table-cell>
          <table:table-cell table:formula="of:=AVERAGE(INDIRECT(CONCATENATE([.M$2];[.$G6];&quot;:&quot;;[.M$2];[.$H6])))" office:value-type="float" office:value="0.0001303732">
            <text:p>0.0001303732</text:p>
          </table:table-cell>
          <table:table-cell table:formula="of:=AVERAGE(INDIRECT(CONCATENATE([.N$2];[.$G6];&quot;:&quot;;[.N$2];[.$H6])))" office:value-type="float" office:value="0.0000486524">
            <text:p>4.86524E-005</text:p>
          </table:table-cell>
          <table:table-cell/>
          <table:table-cell table:formula="of:=[.$J6] * LOG([.$J6];2)" office:value-type="float" office:value="2048">
            <text:p>2048</text:p>
          </table:table-cell>
          <table:table-cell table:style-name="ce2" table:formula="of:=[.$J6] * LOG(LOG([.$J6];2))" office:value-type="float" office:value="231.191036669938">
            <text:p>231</text:p>
          </table:table-cell>
          <table:table-cell/>
          <table:table-cell table:formula="of:=[.L6]/[.J6]" office:value-type="float" office:value="0.00000009767578125">
            <text:p>9.767578125E-008</text:p>
          </table:table-cell>
          <table:table-cell table:formula="of:=[.M6]/[.P6]" office:value-type="float" office:value="0.0000000636587890625">
            <text:p>6.36587890625E-008</text:p>
          </table:table-cell>
          <table:table-cell table:formula="of:=[.N6]/[.Q6]" office:value-type="float" office:value="0.000000210442414640231">
            <text:p>2.10442414640231E-007</text:p>
          </table:table-cell>
          <table:table-cell/>
          <table:table-cell table:formula="of:=[.$N6]/[.L6]" office:value-type="float" office:value="1.94570685862827">
            <text:p>1.9457068586</text:p>
          </table:table-cell>
          <table:table-cell table:formula="of:=[.$N6]/[.M6]" office:value-type="float" office:value="0.373177923070079">
            <text:p>0.3731779231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329">
            <text:p>0.000005329</text:p>
          </table:table-cell>
          <table:table-cell office:value-type="float" office:value="0.000025194">
            <text:p>0.000025194</text:p>
          </table:table-cell>
          <table:table-cell office:value-type="float" office:value="0.000008374">
            <text:p>0.000008374</text:p>
          </table:table-cell>
          <table:table-cell table:number-columns-repeated="2"/>
          <table:table-cell table:style-name="ce1" table:formula="of:=[.G6]+[.$H$2]" office:value-type="float" office:value="19">
            <text:p>19</text:p>
          </table:table-cell>
          <table:table-cell table:formula="of:=[.H6]+[.$H$2]" office:value-type="float" office:value="23">
            <text:p>23</text:p>
          </table:table-cell>
          <table:table-cell office:value-type="float" office:value="9">
            <text:p>9</text:p>
          </table:table-cell>
          <table:table-cell table:formula="of:=2^[.I7]" office:value-type="float" office:value="512">
            <text:p>512</text:p>
          </table:table-cell>
          <table:table-cell/>
          <table:table-cell table:formula="of:=AVERAGE(INDIRECT(CONCATENATE([.L$2];[.$G7];&quot;:&quot;;[.L$2];[.$H7])))" office:value-type="float" office:value="0.0000223292">
            <text:p>2.23292E-005</text:p>
          </table:table-cell>
          <table:table-cell table:formula="of:=AVERAGE(INDIRECT(CONCATENATE([.M$2];[.$G7];&quot;:&quot;;[.M$2];[.$H7])))" office:value-type="float" office:value="0.0001285808">
            <text:p>0.0001285808</text:p>
          </table:table-cell>
          <table:table-cell table:formula="of:=AVERAGE(INDIRECT(CONCATENATE([.N$2];[.$G7];&quot;:&quot;;[.N$2];[.$H7])))" office:value-type="float" office:value="0.0000350152">
            <text:p>3.50152E-005</text:p>
          </table:table-cell>
          <table:table-cell/>
          <table:table-cell table:formula="of:=[.$J7] * LOG([.$J7];2)" office:value-type="float" office:value="4608">
            <text:p>4608</text:p>
          </table:table-cell>
          <table:table-cell table:style-name="ce2" table:formula="of:=[.$J7] * LOG(LOG([.$J7];2))" office:value-type="float" office:value="488.572164832934">
            <text:p>489</text:p>
          </table:table-cell>
          <table:table-cell/>
          <table:table-cell table:formula="of:=[.L7]/[.J7]" office:value-type="float" office:value="0.00000004361171875">
            <text:p>4.361171875E-008</text:p>
          </table:table-cell>
          <table:table-cell table:formula="of:=[.M7]/[.P7]" office:value-type="float" office:value="0.0000000279038194444444">
            <text:p>2.79038194444444E-008</text:p>
          </table:table-cell>
          <table:table-cell table:formula="of:=[.N7]/[.Q7]" office:value-type="float" office:value="0.0000000716684300096657">
            <text:p>7.16684300096657E-008</text:p>
          </table:table-cell>
          <table:table-cell/>
          <table:table-cell table:formula="of:=[.$N7]/[.L7]" office:value-type="float" office:value="1.56813499811906">
            <text:p>1.5681349981</text:p>
          </table:table-cell>
          <table:table-cell table:formula="of:=[.$N7]/[.M7]" office:value-type="float" office:value="0.272320595298831">
            <text:p>0.272320595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.000005264">
            <text:p>0.000005264</text:p>
          </table:table-cell>
          <table:table-cell office:value-type="float" office:value="0.000025474">
            <text:p>0.000025474</text:p>
          </table:table-cell>
          <table:table-cell office:value-type="float" office:value="0.000008424">
            <text:p>0.000008424</text:p>
          </table:table-cell>
          <table:table-cell table:number-columns-repeated="2"/>
          <table:table-cell table:style-name="ce1" table:formula="of:=[.G7]+[.$H$2]" office:value-type="float" office:value="24">
            <text:p>24</text:p>
          </table:table-cell>
          <table:table-cell table:formula="of:=[.H7]+[.$H$2]" office:value-type="float" office:value="28">
            <text:p>28</text:p>
          </table:table-cell>
          <table:table-cell office:value-type="float" office:value="10">
            <text:p>10</text:p>
          </table:table-cell>
          <table:table-cell table:formula="of:=2^[.I8]" office:value-type="float" office:value="1024">
            <text:p>1024</text:p>
          </table:table-cell>
          <table:table-cell/>
          <table:table-cell table:formula="of:=AVERAGE(INDIRECT(CONCATENATE([.L$2];[.$G8];&quot;:&quot;;[.L$2];[.$H8])))" office:value-type="float" office:value="0.0000297802">
            <text:p>2.97802E-005</text:p>
          </table:table-cell>
          <table:table-cell table:formula="of:=AVERAGE(INDIRECT(CONCATENATE([.M$2];[.$G8];&quot;:&quot;;[.M$2];[.$H8])))" office:value-type="float" office:value="0.0002153224">
            <text:p>0.0002153224</text:p>
          </table:table-cell>
          <table:table-cell table:formula="of:=AVERAGE(INDIRECT(CONCATENATE([.N$2];[.$G8];&quot;:&quot;;[.N$2];[.$H8])))" office:value-type="float" office:value="0.0000795912">
            <text:p>7.95912E-005</text:p>
          </table:table-cell>
          <table:table-cell/>
          <table:table-cell table:formula="of:=[.$J8] * LOG([.$J8];2)" office:value-type="float" office:value="10240">
            <text:p>10240</text:p>
          </table:table-cell>
          <table:table-cell table:style-name="ce2" table:formula="of:=[.$J8] * LOG(LOG([.$J8];2))" office:value-type="float" office:value="1024">
            <text:p>1024</text:p>
          </table:table-cell>
          <table:table-cell/>
          <table:table-cell table:formula="of:=[.L8]/[.J8]" office:value-type="float" office:value="0.0000000290822265625">
            <text:p>2.90822265625E-008</text:p>
          </table:table-cell>
          <table:table-cell table:formula="of:=[.M8]/[.P8]" office:value-type="float" office:value="0.000000021027578125">
            <text:p>0.000000021</text:p>
          </table:table-cell>
          <table:table-cell table:formula="of:=[.N8]/[.Q8]" office:value-type="float" office:value="0.00000007772578125">
            <text:p>7.772578125E-008</text:p>
          </table:table-cell>
          <table:table-cell/>
          <table:table-cell table:formula="of:=[.$N8]/[.L8]" office:value-type="float" office:value="2.6726214061692">
            <text:p>2.6726214062</text:p>
          </table:table-cell>
          <table:table-cell table:formula="of:=[.$N8]/[.M8]" office:value-type="float" office:value="0.369637343815599">
            <text:p>0.3696373438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4062">
            <text:p>0.000014062</text:p>
          </table:table-cell>
          <table:table-cell office:value-type="float" office:value="0.000055771">
            <text:p>0.000055771</text:p>
          </table:table-cell>
          <table:table-cell office:value-type="float" office:value="0.000026597">
            <text:p>0.000026597</text:p>
          </table:table-cell>
          <table:table-cell table:number-columns-repeated="2"/>
          <table:table-cell table:style-name="ce1" table:formula="of:=[.G8]+[.$H$2]" office:value-type="float" office:value="29">
            <text:p>29</text:p>
          </table:table-cell>
          <table:table-cell table:formula="of:=[.H8]+[.$H$2]" office:value-type="float" office:value="33">
            <text:p>33</text:p>
          </table:table-cell>
          <table:table-cell office:value-type="float" office:value="11">
            <text:p>11</text:p>
          </table:table-cell>
          <table:table-cell table:formula="of:=2^[.I9]" office:value-type="float" office:value="2048">
            <text:p>2048</text:p>
          </table:table-cell>
          <table:table-cell/>
          <table:table-cell table:formula="of:=AVERAGE(INDIRECT(CONCATENATE([.L$2];[.$G9];&quot;:&quot;;[.L$2];[.$H9])))" office:value-type="float" office:value="0.0000603258">
            <text:p>6.03258E-005</text:p>
          </table:table-cell>
          <table:table-cell table:formula="of:=AVERAGE(INDIRECT(CONCATENATE([.M$2];[.$G9];&quot;:&quot;;[.M$2];[.$H9])))" office:value-type="float" office:value="0.0004243034">
            <text:p>0.0004243034</text:p>
          </table:table-cell>
          <table:table-cell table:formula="of:=AVERAGE(INDIRECT(CONCATENATE([.N$2];[.$G9];&quot;:&quot;;[.N$2];[.$H9])))" office:value-type="float" office:value="0.0001194432">
            <text:p>0.0001194432</text:p>
          </table:table-cell>
          <table:table-cell/>
          <table:table-cell table:formula="of:=[.$J9] * LOG([.$J9];2)" office:value-type="float" office:value="22528">
            <text:p>22528</text:p>
          </table:table-cell>
          <table:table-cell table:style-name="ce2" table:formula="of:=[.$J9] * LOG(LOG([.$J9];2))" office:value-type="float" office:value="2132.77221920405">
            <text:p>2133</text:p>
          </table:table-cell>
          <table:table-cell/>
          <table:table-cell table:formula="of:=[.L9]/[.J9]" office:value-type="float" office:value="0.00000002945595703125">
            <text:p>2.945595703125E-008</text:p>
          </table:table-cell>
          <table:table-cell table:formula="of:=[.M9]/[.P9]" office:value-type="float" office:value="0.0000000188344904119318">
            <text:p>1.88344904119318E-008</text:p>
          </table:table-cell>
          <table:table-cell table:formula="of:=[.N9]/[.Q9]" office:value-type="float" office:value="0.0000000560037302270264">
            <text:p>0.000000056</text:p>
          </table:table-cell>
          <table:table-cell/>
          <table:table-cell table:formula="of:=[.$N9]/[.L9]" office:value-type="float" office:value="1.97996876958117">
            <text:p>1.9799687696</text:p>
          </table:table-cell>
          <table:table-cell table:formula="of:=[.$N9]/[.M9]" office:value-type="float" office:value="0.281504225514101">
            <text:p>0.2815042255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212">
            <text:p>0.000011212</text:p>
          </table:table-cell>
          <table:table-cell office:value-type="float" office:value="0.000055821">
            <text:p>0.000055821</text:p>
          </table:table-cell>
          <table:table-cell office:value-type="float" office:value="0.000025338">
            <text:p>0.000025338</text:p>
          </table:table-cell>
          <table:table-cell table:number-columns-repeated="2"/>
          <table:table-cell table:style-name="ce1" table:formula="of:=[.G9]+[.$H$2]" office:value-type="float" office:value="34">
            <text:p>34</text:p>
          </table:table-cell>
          <table:table-cell table:formula="of:=[.H9]+[.$H$2]" office:value-type="float" office:value="38">
            <text:p>38</text:p>
          </table:table-cell>
          <table:table-cell office:value-type="float" office:value="12">
            <text:p>12</text:p>
          </table:table-cell>
          <table:table-cell table:formula="of:=2^[.I10]" office:value-type="float" office:value="4096">
            <text:p>4096</text:p>
          </table:table-cell>
          <table:table-cell/>
          <table:table-cell table:formula="of:=AVERAGE(INDIRECT(CONCATENATE([.L$2];[.$G10];&quot;:&quot;;[.L$2];[.$H10])))" office:value-type="float" office:value="0.0001585042">
            <text:p>0.0001585042</text:p>
          </table:table-cell>
          <table:table-cell table:formula="of:=AVERAGE(INDIRECT(CONCATENATE([.M$2];[.$G10];&quot;:&quot;;[.M$2];[.$H10])))" office:value-type="float" office:value="0.0009135042">
            <text:p>0.0009135042</text:p>
          </table:table-cell>
          <table:table-cell table:formula="of:=AVERAGE(INDIRECT(CONCATENATE([.N$2];[.$G10];&quot;:&quot;;[.N$2];[.$H10])))" office:value-type="float" office:value="0.0002382578">
            <text:p>0.0002382578</text:p>
          </table:table-cell>
          <table:table-cell/>
          <table:table-cell table:formula="of:=[.$J10] * LOG([.$J10];2)" office:value-type="float" office:value="49152">
            <text:p>49152</text:p>
          </table:table-cell>
          <table:table-cell table:style-name="ce2" table:formula="of:=[.$J10] * LOG(LOG([.$J10];2))" office:value-type="float" office:value="4420.32638381107">
            <text:p>4420</text:p>
          </table:table-cell>
          <table:table-cell/>
          <table:table-cell table:formula="of:=[.L10]/[.J10]" office:value-type="float" office:value="0.000000038697314453125">
            <text:p>3.8697314453125E-008</text:p>
          </table:table-cell>
          <table:table-cell table:formula="of:=[.M10]/[.P10]" office:value-type="float" office:value="0.0000000185852905273437">
            <text:p>1.85852905273437E-008</text:p>
          </table:table-cell>
          <table:table-cell table:formula="of:=[.N10]/[.Q10]" office:value-type="float" office:value="0.0000000539004994908501">
            <text:p>5.39004994908501E-008</text:p>
          </table:table-cell>
          <table:table-cell/>
          <table:table-cell table:formula="of:=[.$N10]/[.L10]" office:value-type="float" office:value="1.5031639540151">
            <text:p>1.503163954</text:p>
          </table:table-cell>
          <table:table-cell table:formula="of:=[.$N10]/[.M10]" office:value-type="float" office:value="0.260817410582239">
            <text:p>0.260817410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01">
            <text:p>0.00001101</text:p>
          </table:table-cell>
          <table:table-cell office:value-type="float" office:value="0.000054092">
            <text:p>0.000054092</text:p>
          </table:table-cell>
          <table:table-cell office:value-type="float" office:value="0.000025104">
            <text:p>0.000025104</text:p>
          </table:table-cell>
          <table:table-cell table:number-columns-repeated="2"/>
          <table:table-cell table:style-name="ce1" table:formula="of:=[.G10]+[.$H$2]" office:value-type="float" office:value="39">
            <text:p>39</text:p>
          </table:table-cell>
          <table:table-cell table:formula="of:=[.H10]+[.$H$2]" office:value-type="float" office:value="43">
            <text:p>43</text:p>
          </table:table-cell>
          <table:table-cell office:value-type="float" office:value="13">
            <text:p>13</text:p>
          </table:table-cell>
          <table:table-cell table:formula="of:=2^[.I11]" office:value-type="float" office:value="8192">
            <text:p>8192</text:p>
          </table:table-cell>
          <table:table-cell/>
          <table:table-cell table:formula="of:=AVERAGE(INDIRECT(CONCATENATE([.L$2];[.$G11];&quot;:&quot;;[.L$2];[.$H11])))" office:value-type="float" office:value="0.0003146418">
            <text:p>0.0003146418</text:p>
          </table:table-cell>
          <table:table-cell table:formula="of:=AVERAGE(INDIRECT(CONCATENATE([.M$2];[.$G11];&quot;:&quot;;[.M$2];[.$H11])))" office:value-type="float" office:value="0.001876892">
            <text:p>0.001876892</text:p>
          </table:table-cell>
          <table:table-cell table:formula="of:=AVERAGE(INDIRECT(CONCATENATE([.N$2];[.$G11];&quot;:&quot;;[.N$2];[.$H11])))" office:value-type="float" office:value="0.0005221862">
            <text:p>0.0005221862</text:p>
          </table:table-cell>
          <table:table-cell/>
          <table:table-cell table:formula="of:=[.$J11] * LOG([.$J11];2)" office:value-type="float" office:value="106496">
            <text:p>106496</text:p>
          </table:table-cell>
          <table:table-cell table:style-name="ce2" table:formula="of:=[.$J11] * LOG(LOG([.$J11];2))" office:value-type="float" office:value="9125.42394209761">
            <text:p>9125</text:p>
          </table:table-cell>
          <table:table-cell/>
          <table:table-cell table:formula="of:=[.L11]/[.J11]" office:value-type="float" office:value="0.0000000384084228515625">
            <text:p>3.84084228515625E-008</text:p>
          </table:table-cell>
          <table:table-cell table:formula="of:=[.M11]/[.P11]" office:value-type="float" office:value="0.0000000176240609975962">
            <text:p>1.76240609975962E-008</text:p>
          </table:table-cell>
          <table:table-cell table:formula="of:=[.N11]/[.Q11]" office:value-type="float" office:value="0.0000000572232263742881">
            <text:p>5.72232263742881E-008</text:p>
          </table:table-cell>
          <table:table-cell/>
          <table:table-cell table:formula="of:=[.$N11]/[.L11]" office:value-type="float" office:value="1.65962119464102">
            <text:p>1.6596211946</text:p>
          </table:table-cell>
          <table:table-cell table:formula="of:=[.$N11]/[.M11]" office:value-type="float" office:value="0.278218565586086">
            <text:p>0.27821856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0822">
            <text:p>0.000010822</text:p>
          </table:table-cell>
          <table:table-cell office:value-type="float" office:value="0.000054405">
            <text:p>0.000054405</text:p>
          </table:table-cell>
          <table:table-cell office:value-type="float" office:value="0.000025294">
            <text:p>0.000025294</text:p>
          </table:table-cell>
          <table:table-cell table:number-columns-repeated="2"/>
          <table:table-cell table:style-name="ce1" table:formula="of:=[.G11]+[.$H$2]" office:value-type="float" office:value="44">
            <text:p>44</text:p>
          </table:table-cell>
          <table:table-cell table:formula="of:=[.H11]+[.$H$2]" office:value-type="float" office:value="48">
            <text:p>48</text:p>
          </table:table-cell>
          <table:table-cell office:value-type="float" office:value="14">
            <text:p>14</text:p>
          </table:table-cell>
          <table:table-cell table:formula="of:=2^[.I12]" office:value-type="float" office:value="16384">
            <text:p>16384</text:p>
          </table:table-cell>
          <table:table-cell/>
          <table:table-cell table:formula="of:=AVERAGE(INDIRECT(CONCATENATE([.L$2];[.$G12];&quot;:&quot;;[.L$2];[.$H12])))" office:value-type="float" office:value="0.0006329096">
            <text:p>0.0006329096</text:p>
          </table:table-cell>
          <table:table-cell table:formula="of:=AVERAGE(INDIRECT(CONCATENATE([.M$2];[.$G12];&quot;:&quot;;[.M$2];[.$H12])))" office:value-type="float" office:value="0.003901216">
            <text:p>0.003901216</text:p>
          </table:table-cell>
          <table:table-cell table:formula="of:=AVERAGE(INDIRECT(CONCATENATE([.N$2];[.$G12];&quot;:&quot;;[.N$2];[.$H12])))" office:value-type="float" office:value="0.001068844">
            <text:p>0.001068844</text:p>
          </table:table-cell>
          <table:table-cell/>
          <table:table-cell table:formula="of:=[.$J12] * LOG([.$J12];2)" office:value-type="float" office:value="229376">
            <text:p>229376</text:p>
          </table:table-cell>
          <table:table-cell table:style-name="ce2" table:formula="of:=[.$J12] * LOG(LOG([.$J12];2))" office:value-type="float" office:value="18778.1617365523">
            <text:p>18778</text:p>
          </table:table-cell>
          <table:table-cell/>
          <table:table-cell table:formula="of:=[.L12]/[.J12]" office:value-type="float" office:value="0.000000038629736328125">
            <text:p>3.8629736328125E-008</text:p>
          </table:table-cell>
          <table:table-cell table:formula="of:=[.M12]/[.P12]" office:value-type="float" office:value="0.0000000170079520089286">
            <text:p>0.000000017</text:p>
          </table:table-cell>
          <table:table-cell table:formula="of:=[.N12]/[.Q12]" office:value-type="float" office:value="0.0000000569195225281003">
            <text:p>5.69195225281003E-008</text:p>
          </table:table-cell>
          <table:table-cell/>
          <table:table-cell table:formula="of:=[.$N12]/[.L12]" office:value-type="float" office:value="1.68877830262015">
            <text:p>1.6887783026</text:p>
          </table:table-cell>
          <table:table-cell table:formula="of:=[.$N12]/[.M12]" office:value-type="float" office:value="0.273977139435499">
            <text:p>0.2739771394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0.000011142">
            <text:p>0.000011142</text:p>
          </table:table-cell>
          <table:table-cell office:value-type="float" office:value="0.000053364">
            <text:p>0.000053364</text:p>
          </table:table-cell>
          <table:table-cell office:value-type="float" office:value="0.000024917">
            <text:p>0.000024917</text:p>
          </table:table-cell>
          <table:table-cell table:number-columns-repeated="2"/>
          <table:table-cell table:style-name="ce1" table:formula="of:=[.G12]+[.$H$2]" office:value-type="float" office:value="49">
            <text:p>49</text:p>
          </table:table-cell>
          <table:table-cell table:formula="of:=[.H12]+[.$H$2]" office:value-type="float" office:value="53">
            <text:p>53</text:p>
          </table:table-cell>
          <table:table-cell office:value-type="float" office:value="15">
            <text:p>15</text:p>
          </table:table-cell>
          <table:table-cell table:formula="of:=2^[.I13]" office:value-type="float" office:value="32768">
            <text:p>32768</text:p>
          </table:table-cell>
          <table:table-cell/>
          <table:table-cell table:formula="of:=AVERAGE(INDIRECT(CONCATENATE([.L$2];[.$G13];&quot;:&quot;;[.L$2];[.$H13])))" office:value-type="float" office:value="0.001287242">
            <text:p>0.001287242</text:p>
          </table:table-cell>
          <table:table-cell table:formula="of:=AVERAGE(INDIRECT(CONCATENATE([.M$2];[.$G13];&quot;:&quot;;[.M$2];[.$H13])))" office:value-type="float" office:value="0.00813462">
            <text:p>0.00813462</text:p>
          </table:table-cell>
          <table:table-cell table:formula="of:=AVERAGE(INDIRECT(CONCATENATE([.N$2];[.$G13];&quot;:&quot;;[.N$2];[.$H13])))" office:value-type="float" office:value="0.002875576">
            <text:p>0.002875576</text:p>
          </table:table-cell>
          <table:table-cell/>
          <table:table-cell table:formula="of:=[.$J13] * LOG([.$J13];2)" office:value-type="float" office:value="491520">
            <text:p>491520</text:p>
          </table:table-cell>
          <table:table-cell table:style-name="ce2" table:formula="of:=[.$J13] * LOG(LOG([.$J13];2))" office:value-type="float" office:value="38538.1583767366">
            <text:p>38538</text:p>
          </table:table-cell>
          <table:table-cell/>
          <table:table-cell table:formula="of:=[.L13]/[.J13]" office:value-type="float" office:value="0.0000000392835083007813">
            <text:p>3.92835083007813E-008</text:p>
          </table:table-cell>
          <table:table-cell table:formula="of:=[.M13]/[.P13]" office:value-type="float" office:value="0.0000000165499267578125">
            <text:p>1.65499267578125E-008</text:p>
          </table:table-cell>
          <table:table-cell table:formula="of:=[.N13]/[.Q13]" office:value-type="float" office:value="0.0000000746163314782532">
            <text:p>7.46163314782532E-008</text:p>
          </table:table-cell>
          <table:table-cell/>
          <table:table-cell table:formula="of:=[.$N13]/[.L13]" office:value-type="float" office:value="2.23390473586163">
            <text:p>2.2339047359</text:p>
          </table:table-cell>
          <table:table-cell table:formula="of:=[.$N13]/[.M13]" office:value-type="float" office:value="0.353498503925199">
            <text:p>0.3534985039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28049">
            <text:p>0.000028049</text:p>
          </table:table-cell>
          <table:table-cell office:value-type="float" office:value="0.000119249">
            <text:p>0.000119249</text:p>
          </table:table-cell>
          <table:table-cell office:value-type="float" office:value="0.000048129">
            <text:p>0.000048129</text:p>
          </table:table-cell>
          <table:table-cell table:number-columns-repeated="2"/>
          <table:table-cell table:style-name="ce1" table:formula="of:=[.G13]+[.$H$2]" office:value-type="float" office:value="54">
            <text:p>54</text:p>
          </table:table-cell>
          <table:table-cell table:formula="of:=[.H13]+[.$H$2]" office:value-type="float" office:value="58">
            <text:p>58</text:p>
          </table:table-cell>
          <table:table-cell office:value-type="float" office:value="16">
            <text:p>16</text:p>
          </table:table-cell>
          <table:table-cell table:formula="of:=2^[.I14]" office:value-type="float" office:value="65536">
            <text:p>65536</text:p>
          </table:table-cell>
          <table:table-cell/>
          <table:table-cell table:formula="of:=AVERAGE(INDIRECT(CONCATENATE([.L$2];[.$G14];&quot;:&quot;;[.L$2];[.$H14])))" office:value-type="float" office:value="0.00262252">
            <text:p>0.00262252</text:p>
          </table:table-cell>
          <table:table-cell table:formula="of:=AVERAGE(INDIRECT(CONCATENATE([.M$2];[.$G14];&quot;:&quot;;[.M$2];[.$H14])))" office:value-type="float" office:value="0.01676128">
            <text:p>0.01676128</text:p>
          </table:table-cell>
          <table:table-cell table:formula="of:=AVERAGE(INDIRECT(CONCATENATE([.N$2];[.$G14];&quot;:&quot;;[.N$2];[.$H14])))" office:value-type="float" office:value="0.005923986">
            <text:p>0.005923986</text:p>
          </table:table-cell>
          <table:table-cell/>
          <table:table-cell table:formula="of:=[.$J14] * LOG([.$J14];2)" office:value-type="float" office:value="1048576">
            <text:p>1048576</text:p>
          </table:table-cell>
          <table:table-cell table:style-name="ce2" table:formula="of:=[.$J14] * LOG(LOG([.$J14];2))" office:value-type="float" office:value="78913.2071833387">
            <text:p>78913</text:p>
          </table:table-cell>
          <table:table-cell/>
          <table:table-cell table:formula="of:=[.L14]/[.J14]" office:value-type="float" office:value="0.0000000400164794921875">
            <text:p>0.00000004</text:p>
          </table:table-cell>
          <table:table-cell table:formula="of:=[.M14]/[.P14]" office:value-type="float" office:value="0.0000000159848022460937">
            <text:p>0.000000016</text:p>
          </table:table-cell>
          <table:table-cell table:formula="of:=[.N14]/[.Q14]" office:value-type="float" office:value="0.0000000750696393093849">
            <text:p>7.50696393093849E-008</text:p>
          </table:table-cell>
          <table:table-cell/>
          <table:table-cell table:formula="of:=[.$N14]/[.L14]" office:value-type="float" office:value="2.25889068529506">
            <text:p>2.2588906853</text:p>
          </table:table-cell>
          <table:table-cell table:formula="of:=[.$N14]/[.M14]" office:value-type="float" office:value="0.353432792722274">
            <text:p>0.3534327927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911">
            <text:p>0.000019911</text:p>
          </table:table-cell>
          <table:table-cell office:value-type="float" office:value="0.000119152">
            <text:p>0.000119152</text:p>
          </table:table-cell>
          <table:table-cell office:value-type="float" office:value="0.000049447">
            <text:p>0.000049447</text:p>
          </table:table-cell>
          <table:table-cell table:number-columns-repeated="2"/>
          <table:table-cell table:style-name="ce1" table:formula="of:=[.G14]+[.$H$2]" office:value-type="float" office:value="59">
            <text:p>59</text:p>
          </table:table-cell>
          <table:table-cell table:formula="of:=[.H14]+[.$H$2]" office:value-type="float" office:value="63">
            <text:p>63</text:p>
          </table:table-cell>
          <table:table-cell office:value-type="float" office:value="17">
            <text:p>17</text:p>
          </table:table-cell>
          <table:table-cell table:formula="of:=2^[.I15]" office:value-type="float" office:value="131072">
            <text:p>131072</text:p>
          </table:table-cell>
          <table:table-cell/>
          <table:table-cell table:formula="of:=AVERAGE(INDIRECT(CONCATENATE([.L$2];[.$G15];&quot;:&quot;;[.L$2];[.$H15])))" office:value-type="float" office:value="0.00527638">
            <text:p>0.00527638</text:p>
          </table:table-cell>
          <table:table-cell table:formula="of:=AVERAGE(INDIRECT(CONCATENATE([.M$2];[.$G15];&quot;:&quot;;[.M$2];[.$H15])))" office:value-type="float" office:value="0.0364993">
            <text:p>0.0364993</text:p>
          </table:table-cell>
          <table:table-cell table:formula="of:=AVERAGE(INDIRECT(CONCATENATE([.N$2];[.$G15];&quot;:&quot;;[.N$2];[.$H15])))" office:value-type="float" office:value="0.0118542">
            <text:p>0.0118542</text:p>
          </table:table-cell>
          <table:table-cell/>
          <table:table-cell table:formula="of:=[.$J15] * LOG([.$J15];2)" office:value-type="float" office:value="2228224">
            <text:p>2228224</text:p>
          </table:table-cell>
          <table:table-cell table:style-name="ce2" table:formula="of:=[.$J15] * LOG(LOG([.$J15];2))" office:value-type="float" office:value="161277.401022893">
            <text:p>161277</text:p>
          </table:table-cell>
          <table:table-cell/>
          <table:table-cell table:formula="of:=[.L15]/[.J15]" office:value-type="float" office:value="0.0000000402555847167969">
            <text:p>4.02555847167969E-008</text:p>
          </table:table-cell>
          <table:table-cell table:formula="of:=[.M15]/[.P15]" office:value-type="float" office:value="0.0000000163804446949678">
            <text:p>1.63804446949678E-008</text:p>
          </table:table-cell>
          <table:table-cell table:formula="of:=[.N15]/[.Q15]" office:value-type="float" office:value="0.0000000735019285083675">
            <text:p>7.35019285083675E-008</text:p>
          </table:table-cell>
          <table:table-cell/>
          <table:table-cell table:formula="of:=[.$N15]/[.L15]" office:value-type="float" office:value="2.24665395593191">
            <text:p>2.2466539559</text:p>
          </table:table-cell>
          <table:table-cell table:formula="of:=[.$N15]/[.M15]" office:value-type="float" office:value="0.324778831374848">
            <text:p>0.3247788314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905">
            <text:p>0.000019905</text:p>
          </table:table-cell>
          <table:table-cell office:value-type="float" office:value="0.000118411">
            <text:p>0.000118411</text:p>
          </table:table-cell>
          <table:table-cell office:value-type="float" office:value="0.000048489">
            <text:p>0.000048489</text:p>
          </table:table-cell>
          <table:table-cell table:number-columns-repeated="2"/>
          <table:table-cell table:style-name="ce1" table:formula="of:=[.G15]+[.$H$2]" office:value-type="float" office:value="64">
            <text:p>64</text:p>
          </table:table-cell>
          <table:table-cell table:formula="of:=[.H15]+[.$H$2]" office:value-type="float" office:value="68">
            <text:p>68</text:p>
          </table:table-cell>
          <table:table-cell office:value-type="float" office:value="18">
            <text:p>18</text:p>
          </table:table-cell>
          <table:table-cell table:formula="of:=2^[.I16]" office:value-type="float" office:value="262144">
            <text:p>262144</text:p>
          </table:table-cell>
          <table:table-cell/>
          <table:table-cell table:formula="of:=AVERAGE(INDIRECT(CONCATENATE([.L$2];[.$G16];&quot;:&quot;;[.L$2];[.$H16])))" office:value-type="float" office:value="0.010416978">
            <text:p>0.010416978</text:p>
          </table:table-cell>
          <table:table-cell table:formula="of:=AVERAGE(INDIRECT(CONCATENATE([.M$2];[.$G16];&quot;:&quot;;[.M$2];[.$H16])))" office:value-type="float" office:value="0.0736162">
            <text:p>0.0736162</text:p>
          </table:table-cell>
          <table:table-cell table:formula="of:=AVERAGE(INDIRECT(CONCATENATE([.N$2];[.$G16];&quot;:&quot;;[.N$2];[.$H16])))" office:value-type="float" office:value="0.02387368">
            <text:p>0.02387368</text:p>
          </table:table-cell>
          <table:table-cell/>
          <table:table-cell table:formula="of:=[.$J16] * LOG([.$J16];2)" office:value-type="float" office:value="4718592">
            <text:p>4718592</text:p>
          </table:table-cell>
          <table:table-cell table:style-name="ce2" table:formula="of:=[.$J16] * LOG(LOG([.$J16];2))" office:value-type="float" office:value="329062.155577801">
            <text:p>329062</text:p>
          </table:table-cell>
          <table:table-cell/>
          <table:table-cell table:formula="of:=[.L16]/[.J16]" office:value-type="float" office:value="0.0000000397376174926758">
            <text:p>3.97376174926758E-008</text:p>
          </table:table-cell>
          <table:table-cell table:formula="of:=[.M16]/[.P16]" office:value-type="float" office:value="0.0000000156013064914279">
            <text:p>1.56013064914279E-008</text:p>
          </table:table-cell>
          <table:table-cell table:formula="of:=[.N16]/[.Q16]" office:value-type="float" office:value="0.0000000725506704290566">
            <text:p>7.25506704290566E-008</text:p>
          </table:table-cell>
          <table:table-cell/>
          <table:table-cell table:formula="of:=[.$N16]/[.L16]" office:value-type="float" office:value="2.29180478253866">
            <text:p>2.2918047825</text:p>
          </table:table-cell>
          <table:table-cell table:formula="of:=[.$N16]/[.M16]" office:value-type="float" office:value="0.324299271084354">
            <text:p>0.3242992711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37335">
            <text:p>0.000037335</text:p>
          </table:table-cell>
          <table:table-cell office:value-type="float" office:value="0.000176423">
            <text:p>0.000176423</text:p>
          </table:table-cell>
          <table:table-cell office:value-type="float" office:value="0.000049223">
            <text:p>0.000049223</text:p>
          </table:table-cell>
          <table:table-cell table:number-columns-repeated="2"/>
          <table:table-cell table:style-name="ce1" table:formula="of:=[.G16]+[.$H$2]" office:value-type="float" office:value="69">
            <text:p>69</text:p>
          </table:table-cell>
          <table:table-cell table:formula="of:=[.H16]+[.$H$2]" office:value-type="float" office:value="73">
            <text:p>73</text:p>
          </table:table-cell>
          <table:table-cell office:value-type="float" office:value="19">
            <text:p>19</text:p>
          </table:table-cell>
          <table:table-cell table:formula="of:=2^[.I17]" office:value-type="float" office:value="524288">
            <text:p>524288</text:p>
          </table:table-cell>
          <table:table-cell/>
          <table:table-cell table:formula="of:=AVERAGE(INDIRECT(CONCATENATE([.L$2];[.$G17];&quot;:&quot;;[.L$2];[.$H17])))" office:value-type="float" office:value="0.02116194">
            <text:p>0.02116194</text:p>
          </table:table-cell>
          <table:table-cell table:formula="of:=AVERAGE(INDIRECT(CONCATENATE([.M$2];[.$G17];&quot;:&quot;;[.M$2];[.$H17])))" office:value-type="float" office:value="0.1531554">
            <text:p>0.1531554</text:p>
          </table:table-cell>
          <table:table-cell table:formula="of:=AVERAGE(INDIRECT(CONCATENATE([.N$2];[.$G17];&quot;:&quot;;[.N$2];[.$H17])))" office:value-type="float" office:value="0.0485778">
            <text:p>0.0485778</text:p>
          </table:table-cell>
          <table:table-cell/>
          <table:table-cell table:formula="of:=[.$J17] * LOG([.$J17];2)" office:value-type="float" office:value="9961472">
            <text:p>9961472</text:p>
          </table:table-cell>
          <table:table-cell table:style-name="ce2" table:formula="of:=[.$J17] * LOG(LOG([.$J17];2))" office:value-type="float" office:value="670435.167936357">
            <text:p>670435</text:p>
          </table:table-cell>
          <table:table-cell/>
          <table:table-cell table:formula="of:=[.L17]/[.J17]" office:value-type="float" office:value="0.0000000403631973266602">
            <text:p>4.03631973266602E-008</text:p>
          </table:table-cell>
          <table:table-cell table:formula="of:=[.M17]/[.P17]" office:value-type="float" office:value="0.000000015374775936729">
            <text:p>1.5374775936729E-008</text:p>
          </table:table-cell>
          <table:table-cell table:formula="of:=[.N17]/[.Q17]" office:value-type="float" office:value="0.0000000724571178888566">
            <text:p>7.24571178888566E-008</text:p>
          </table:table-cell>
          <table:table-cell/>
          <table:table-cell table:formula="of:=[.$N17]/[.L17]" office:value-type="float" office:value="2.29552678062597">
            <text:p>2.2955267806</text:p>
          </table:table-cell>
          <table:table-cell table:formula="of:=[.$N17]/[.M17]" office:value-type="float" office:value="0.317179805609205">
            <text:p>0.3171798056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0.000019825">
            <text:p>0.000019825</text:p>
          </table:table-cell>
          <table:table-cell office:value-type="float" office:value="0.000118631">
            <text:p>0.000118631</text:p>
          </table:table-cell>
          <table:table-cell office:value-type="float" office:value="0.000047974">
            <text:p>0.000047974</text:p>
          </table:table-cell>
          <table:table-cell table:number-columns-repeated="2"/>
          <table:table-cell table:style-name="ce1" table:formula="of:=[.G17]+[.$H$2]" office:value-type="float" office:value="74">
            <text:p>74</text:p>
          </table:table-cell>
          <table:table-cell table:formula="of:=[.H17]+[.$H$2]" office:value-type="float" office:value="78">
            <text:p>78</text:p>
          </table:table-cell>
          <table:table-cell office:value-type="float" office:value="20">
            <text:p>20</text:p>
          </table:table-cell>
          <table:table-cell table:formula="of:=2^[.I18]" office:value-type="float" office:value="1048576">
            <text:p>1048576</text:p>
          </table:table-cell>
          <table:table-cell/>
          <table:table-cell table:formula="of:=AVERAGE(INDIRECT(CONCATENATE([.L$2];[.$G18];&quot;:&quot;;[.L$2];[.$H18])))" office:value-type="float" office:value="0.04684824">
            <text:p>0.04684824</text:p>
          </table:table-cell>
          <table:table-cell table:formula="of:=AVERAGE(INDIRECT(CONCATENATE([.M$2];[.$G18];&quot;:&quot;;[.M$2];[.$H18])))" office:value-type="float" office:value="0.3246578">
            <text:p>0.3246578</text:p>
          </table:table-cell>
          <table:table-cell table:formula="of:=AVERAGE(INDIRECT(CONCATENATE([.N$2];[.$G18];&quot;:&quot;;[.N$2];[.$H18])))" office:value-type="float" office:value="0.1001097">
            <text:p>0.1001097</text:p>
          </table:table-cell>
          <table:table-cell/>
          <table:table-cell table:formula="of:=[.$J18] * LOG([.$J18];2)" office:value-type="float" office:value="20971520">
            <text:p>20971520</text:p>
          </table:table-cell>
          <table:table-cell table:style-name="ce2" table:formula="of:=[.$J18] * LOG(LOG([.$J18];2))" office:value-type="float" office:value="1364228.82873335">
            <text:p>1364229</text:p>
          </table:table-cell>
          <table:table-cell/>
          <table:table-cell table:formula="of:=[.L18]/[.J18]" office:value-type="float" office:value="0.0000000446779632568359">
            <text:p>4.46779632568359E-008</text:p>
          </table:table-cell>
          <table:table-cell table:formula="of:=[.M18]/[.P18]" office:value-type="float" office:value="0.0000000154808902740479">
            <text:p>1.54808902740479E-008</text:p>
          </table:table-cell>
          <table:table-cell table:formula="of:=[.N18]/[.Q18]" office:value-type="float" office:value="0.0000000733818974438102">
            <text:p>7.33818974438102E-008</text:p>
          </table:table-cell>
          <table:table-cell/>
          <table:table-cell table:formula="of:=[.$N18]/[.L18]" office:value-type="float" office:value="2.13689350976686">
            <text:p>2.1368935098</text:p>
          </table:table-cell>
          <table:table-cell table:formula="of:=[.$N18]/[.M18]" office:value-type="float" office:value="0.308354519743558">
            <text:p>0.3083545197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55377">
            <text:p>0.000055377</text:p>
          </table:table-cell>
          <table:table-cell office:value-type="float" office:value="0.00027027">
            <text:p>0.00027027</text:p>
          </table:table-cell>
          <table:table-cell office:value-type="float" office:value="0.000037182">
            <text:p>0.000037182</text:p>
          </table:table-cell>
          <table:table-cell table:number-columns-repeated="2"/>
          <table:table-cell table:style-name="ce1" table:formula="of:=[.G18]+[.$H$2]" office:value-type="float" office:value="79">
            <text:p>79</text:p>
          </table:table-cell>
          <table:table-cell table:formula="of:=[.H18]+[.$H$2]" office:value-type="float" office:value="83">
            <text:p>83</text:p>
          </table:table-cell>
          <table:table-cell office:value-type="float" office:value="21">
            <text:p>21</text:p>
          </table:table-cell>
          <table:table-cell table:formula="of:=2^[.I19]" office:value-type="float" office:value="2097152">
            <text:p>2097152</text:p>
          </table:table-cell>
          <table:table-cell/>
          <table:table-cell table:formula="of:=AVERAGE(INDIRECT(CONCATENATE([.L$2];[.$G19];&quot;:&quot;;[.L$2];[.$H19])))" office:value-type="float" office:value="0.08180222">
            <text:p>0.08180222</text:p>
          </table:table-cell>
          <table:table-cell table:formula="of:=AVERAGE(INDIRECT(CONCATENATE([.M$2];[.$G19];&quot;:&quot;;[.M$2];[.$H19])))" office:value-type="float" office:value="0.6637002">
            <text:p>0.6637002</text:p>
          </table:table-cell>
          <table:table-cell table:formula="of:=AVERAGE(INDIRECT(CONCATENATE([.N$2];[.$G19];&quot;:&quot;;[.N$2];[.$H19])))" office:value-type="float" office:value="0.1927112">
            <text:p>0.1927112</text:p>
          </table:table-cell>
          <table:table-cell/>
          <table:table-cell table:formula="of:=[.$J19] * LOG([.$J19];2)" office:value-type="float" office:value="44040192">
            <text:p>44040192</text:p>
          </table:table-cell>
          <table:table-cell table:style-name="ce2" table:formula="of:=[.$J19] * LOG(LOG([.$J19];2))" office:value-type="float" office:value="2772894.83838983">
            <text:p>2772895</text:p>
          </table:table-cell>
          <table:table-cell/>
          <table:table-cell table:formula="of:=[.L19]/[.J19]" office:value-type="float" office:value="0.0000000390063381195068">
            <text:p>0.000000039</text:p>
          </table:table-cell>
          <table:table-cell table:formula="of:=[.M19]/[.P19]" office:value-type="float" office:value="0.0000000150703293936593">
            <text:p>1.50703293936593E-008</text:p>
          </table:table-cell>
          <table:table-cell table:formula="of:=[.N19]/[.Q19]" office:value-type="float" office:value="0.0000000694981999793053">
            <text:p>6.94981999793053E-008</text:p>
          </table:table-cell>
          <table:table-cell/>
          <table:table-cell table:formula="of:=[.$N19]/[.L19]" office:value-type="float" office:value="2.35581870516472">
            <text:p>2.3558187052</text:p>
          </table:table-cell>
          <table:table-cell table:formula="of:=[.$N19]/[.M19]" office:value-type="float" office:value="0.290358809595055">
            <text:p>0.290358809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4737">
            <text:p>0.000014737</text:p>
          </table:table-cell>
          <table:table-cell office:value-type="float" office:value="0.000093386">
            <text:p>0.000093386</text:p>
          </table:table-cell>
          <table:table-cell office:value-type="float" office:value="0.000034739">
            <text:p>0.000034739</text:p>
          </table:table-cell>
          <table:table-cell table:number-columns-repeated="2"/>
          <table:table-cell table:style-name="ce1" table:formula="of:=[.G19]+[.$H$2]" office:value-type="float" office:value="84">
            <text:p>84</text:p>
          </table:table-cell>
          <table:table-cell table:formula="of:=[.H19]+[.$H$2]" office:value-type="float" office:value="88">
            <text:p>88</text:p>
          </table:table-cell>
          <table:table-cell office:value-type="float" office:value="22">
            <text:p>22</text:p>
          </table:table-cell>
          <table:table-cell table:formula="of:=2^[.I20]" office:value-type="float" office:value="4194304">
            <text:p>4194304</text:p>
          </table:table-cell>
          <table:table-cell/>
          <table:table-cell table:formula="of:=AVERAGE(INDIRECT(CONCATENATE([.L$2];[.$G20];&quot;:&quot;;[.L$2];[.$H20])))" office:value-type="float" office:value="0.1563262">
            <text:p>0.1563262</text:p>
          </table:table-cell>
          <table:table-cell table:formula="of:=AVERAGE(INDIRECT(CONCATENATE([.M$2];[.$G20];&quot;:&quot;;[.M$2];[.$H20])))" office:value-type="float" office:value="1.325764">
            <text:p>1.325764</text:p>
          </table:table-cell>
          <table:table-cell table:formula="of:=AVERAGE(INDIRECT(CONCATENATE([.N$2];[.$G20];&quot;:&quot;;[.N$2];[.$H20])))" office:value-type="float" office:value="0.3786948">
            <text:p>0.3786948</text:p>
          </table:table-cell>
          <table:table-cell/>
          <table:table-cell table:formula="of:=[.$J20] * LOG([.$J20];2)" office:value-type="float" office:value="92274688">
            <text:p>92274688</text:p>
          </table:table-cell>
          <table:table-cell table:style-name="ce2" table:formula="of:=[.$J20] * LOG(LOG([.$J20];2))" office:value-type="float" office:value="5630528.8198633">
            <text:p>5630529</text:p>
          </table:table-cell>
          <table:table-cell/>
          <table:table-cell table:formula="of:=[.L20]/[.J20]" office:value-type="float" office:value="0.0000000372710704803467">
            <text:p>3.72710704803467E-008</text:p>
          </table:table-cell>
          <table:table-cell table:formula="of:=[.M20]/[.P20]" office:value-type="float" office:value="0.0000000143675804138184">
            <text:p>1.43675804138184E-008</text:p>
          </table:table-cell>
          <table:table-cell table:formula="of:=[.N20]/[.Q20]" office:value-type="float" office:value="0.0000000672574126011123">
            <text:p>6.72574126011123E-008</text:p>
          </table:table-cell>
          <table:table-cell/>
          <table:table-cell table:formula="of:=[.$N20]/[.L20]" office:value-type="float" office:value="2.42246533210684">
            <text:p>2.4224653321</text:p>
          </table:table-cell>
          <table:table-cell table:formula="of:=[.$N20]/[.M20]" office:value-type="float" office:value="0.285642693571405">
            <text:p>0.2856426936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746">
            <text:p>0.000013746</text:p>
          </table:table-cell>
          <table:table-cell office:value-type="float" office:value="0.000092893">
            <text:p>0.000092893</text:p>
          </table:table-cell>
          <table:table-cell office:value-type="float" office:value="0.000033247">
            <text:p>0.000033247</text:p>
          </table:table-cell>
          <table:table-cell table:number-columns-repeated="2"/>
          <table:table-cell table:style-name="ce1" table:formula="of:=[.G20]+[.$H$2]" office:value-type="float" office:value="89">
            <text:p>89</text:p>
          </table:table-cell>
          <table:table-cell table:formula="of:=[.H20]+[.$H$2]" office:value-type="float" office:value="93">
            <text:p>93</text:p>
          </table:table-cell>
          <table:table-cell office:value-type="float" office:value="23">
            <text:p>23</text:p>
          </table:table-cell>
          <table:table-cell table:formula="of:=2^[.I21]" office:value-type="float" office:value="8388608">
            <text:p>8388608</text:p>
          </table:table-cell>
          <table:table-cell/>
          <table:table-cell table:formula="of:=AVERAGE(INDIRECT(CONCATENATE([.L$2];[.$G21];&quot;:&quot;;[.L$2];[.$H21])))" office:value-type="float" office:value="0.3079166">
            <text:p>0.3079166</text:p>
          </table:table-cell>
          <table:table-cell table:formula="of:=AVERAGE(INDIRECT(CONCATENATE([.M$2];[.$G21];&quot;:&quot;;[.M$2];[.$H21])))" office:value-type="float" office:value="2.713958">
            <text:p>2.713958</text:p>
          </table:table-cell>
          <table:table-cell table:formula="of:=AVERAGE(INDIRECT(CONCATENATE([.N$2];[.$G21];&quot;:&quot;;[.N$2];[.$H21])))" office:value-type="float" office:value="0.6695372">
            <text:p>0.6695372</text:p>
          </table:table-cell>
          <table:table-cell/>
          <table:table-cell table:formula="of:=[.$J21] * LOG([.$J21];2)" office:value-type="float" office:value="192937984">
            <text:p>192937984</text:p>
          </table:table-cell>
          <table:table-cell table:style-name="ce2" table:formula="of:=[.$J21] * LOG(LOG([.$J21];2))" office:value-type="float" office:value="11423001.0190399">
            <text:p>11423001</text:p>
          </table:table-cell>
          <table:table-cell/>
          <table:table-cell table:formula="of:=[.L21]/[.J21]" office:value-type="float" office:value="0.0000000367065191268921">
            <text:p>3.67065191268921E-008</text:p>
          </table:table-cell>
          <table:table-cell table:formula="of:=[.M21]/[.P21]" office:value-type="float" office:value="0.0000000140664784804634">
            <text:p>1.40664784804634E-008</text:p>
          </table:table-cell>
          <table:table-cell table:formula="of:=[.N21]/[.Q21]" office:value-type="float" office:value="0.0000000586130736471102">
            <text:p>5.86130736471102E-008</text:p>
          </table:table-cell>
          <table:table-cell/>
          <table:table-cell table:formula="of:=[.$N21]/[.L21]" office:value-type="float" office:value="2.17441086320127">
            <text:p>2.1744108632</text:p>
          </table:table-cell>
          <table:table-cell table:formula="of:=[.$N21]/[.M21]" office:value-type="float" office:value="0.246701385946282">
            <text:p>0.2467013859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883">
            <text:p>0.000013883</text:p>
          </table:table-cell>
          <table:table-cell office:value-type="float" office:value="0.000093236">
            <text:p>0.000093236</text:p>
          </table:table-cell>
          <table:table-cell office:value-type="float" office:value="0.00003475">
            <text:p>0.00003475</text:p>
          </table:table-cell>
          <table:table-cell table:number-columns-repeated="2"/>
          <table:table-cell table:style-name="ce1" table:formula="of:=[.G21]+[.$H$2]" office:value-type="float" office:value="94">
            <text:p>94</text:p>
          </table:table-cell>
          <table:table-cell table:formula="of:=[.H21]+[.$H$2]" office:value-type="float" office:value="98">
            <text:p>98</text:p>
          </table:table-cell>
          <table:table-cell office:value-type="float" office:value="24">
            <text:p>24</text:p>
          </table:table-cell>
          <table:table-cell table:formula="of:=2^[.I22]" office:value-type="float" office:value="16777216">
            <text:p>16777216</text:p>
          </table:table-cell>
          <table:table-cell/>
          <table:table-cell table:formula="of:=AVERAGE(INDIRECT(CONCATENATE([.L$2];[.$G22];&quot;:&quot;;[.L$2];[.$H22])))" office:value-type="float" office:value="0.6850788">
            <text:p>0.6850788</text:p>
          </table:table-cell>
          <table:table-cell table:formula="of:=AVERAGE(INDIRECT(CONCATENATE([.M$2];[.$G22];&quot;:&quot;;[.M$2];[.$H22])))" office:value-type="float" office:value="5.660736">
            <text:p>5.660736</text:p>
          </table:table-cell>
          <table:table-cell table:formula="of:=AVERAGE(INDIRECT(CONCATENATE([.N$2];[.$G22];&quot;:&quot;;[.N$2];[.$H22])))" office:value-type="float" office:value="1.394618">
            <text:p>1.394618</text:p>
          </table:table-cell>
          <table:table-cell/>
          <table:table-cell table:formula="of:=[.$J22] * LOG([.$J22];2)" office:value-type="float" office:value="402653184">
            <text:p>402653184</text:p>
          </table:table-cell>
          <table:table-cell table:style-name="ce2" table:formula="of:=[.$J22] * LOG(LOG([.$J22];2))" office:value-type="float" office:value="23156102.1278238">
            <text:p>23156102</text:p>
          </table:table-cell>
          <table:table-cell/>
          <table:table-cell table:formula="of:=[.L22]/[.J22]" office:value-type="float" office:value="0.0000000408338785171509">
            <text:p>4.08338785171509E-008</text:p>
          </table:table-cell>
          <table:table-cell table:formula="of:=[.M22]/[.P22]" office:value-type="float" office:value="0.0000000140585899353027">
            <text:p>1.40585899353027E-008</text:p>
          </table:table-cell>
          <table:table-cell table:formula="of:=[.N22]/[.Q22]" office:value-type="float" office:value="0.0000000602268029524823">
            <text:p>6.02268029524823E-008</text:p>
          </table:table-cell>
          <table:table-cell/>
          <table:table-cell table:formula="of:=[.$N22]/[.L22]" office:value-type="float" office:value="2.03570450581743">
            <text:p>2.0357045058</text:p>
          </table:table-cell>
          <table:table-cell table:formula="of:=[.$N22]/[.M22]" office:value-type="float" office:value="0.246366903526326">
            <text:p>0.2463669035</text:p>
          </table:table-cell>
        </table:table-row>
        <table:table-row table:style-name="ro1">
          <table:table-cell office:value-type="float" office:value="512">
            <text:p>512</text:p>
          </table:table-cell>
          <table:table-cell office:value-type="float" office:value="0.000013903">
            <text:p>0.000013903</text:p>
          </table:table-cell>
          <table:table-cell office:value-type="float" office:value="0.000093119">
            <text:p>0.000093119</text:p>
          </table:table-cell>
          <table:table-cell office:value-type="float" office:value="0.000035158">
            <text:p>0.000035158</text:p>
          </table:table-cell>
          <table:table-cell table:number-columns-repeated="2"/>
          <table:table-cell table:style-name="ce1"/>
          <table:table-cell table:number-columns-repeated="17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38994">
            <text:p>0.000038994</text:p>
          </table:table-cell>
          <table:table-cell office:value-type="float" office:value="0.00020968">
            <text:p>0.00020968</text:p>
          </table:table-cell>
          <table:table-cell office:value-type="float" office:value="0.000068759">
            <text:p>0.000068759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351">
            <text:p>0.000027351</text:p>
          </table:table-cell>
          <table:table-cell office:value-type="float" office:value="0.000197945">
            <text:p>0.000197945</text:p>
          </table:table-cell>
          <table:table-cell office:value-type="float" office:value="0.000090565">
            <text:p>0.000090565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312">
            <text:p>0.000027312</text:p>
          </table:table-cell>
          <table:table-cell office:value-type="float" office:value="0.000197575">
            <text:p>0.000197575</text:p>
          </table:table-cell>
          <table:table-cell office:value-type="float" office:value="0.000063882">
            <text:p>0.000063882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289">
            <text:p>0.000027289</text:p>
          </table:table-cell>
          <table:table-cell office:value-type="float" office:value="0.000266989">
            <text:p>0.000266989</text:p>
          </table:table-cell>
          <table:table-cell office:value-type="float" office:value="0.000104449">
            <text:p>0.000104449</text:p>
          </table:table-cell>
          <table:table-cell table:number-columns-repeated="20"/>
        </table:table-row>
        <table:table-row table:style-name="ro1">
          <table:table-cell office:value-type="float" office:value="1024">
            <text:p>1024</text:p>
          </table:table-cell>
          <table:table-cell office:value-type="float" office:value="0.000027955">
            <text:p>0.000027955</text:p>
          </table:table-cell>
          <table:table-cell office:value-type="float" office:value="0.000204423">
            <text:p>0.000204423</text:p>
          </table:table-cell>
          <table:table-cell office:value-type="float" office:value="0.000070301">
            <text:p>0.000070301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82298">
            <text:p>0.000082298</text:p>
          </table:table-cell>
          <table:table-cell office:value-type="float" office:value="0.000434652">
            <text:p>0.000434652</text:p>
          </table:table-cell>
          <table:table-cell office:value-type="float" office:value="0.00011749">
            <text:p>0.00011749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147">
            <text:p>0.000055147</text:p>
          </table:table-cell>
          <table:table-cell office:value-type="float" office:value="0.000422185">
            <text:p>0.000422185</text:p>
          </table:table-cell>
          <table:table-cell office:value-type="float" office:value="0.000122386">
            <text:p>0.000122386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56">
            <text:p>0.00005456</text:p>
          </table:table-cell>
          <table:table-cell office:value-type="float" office:value="0.000417853">
            <text:p>0.000417853</text:p>
          </table:table-cell>
          <table:table-cell office:value-type="float" office:value="0.000121855">
            <text:p>0.000121855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5125">
            <text:p>0.000055125</text:p>
          </table:table-cell>
          <table:table-cell office:value-type="float" office:value="0.000423302">
            <text:p>0.000423302</text:p>
          </table:table-cell>
          <table:table-cell office:value-type="float" office:value="0.000117787">
            <text:p>0.000117787</text:p>
          </table:table-cell>
          <table:table-cell table:number-columns-repeated="20"/>
        </table:table-row>
        <table:table-row table:style-name="ro1">
          <table:table-cell office:value-type="float" office:value="2048">
            <text:p>2048</text:p>
          </table:table-cell>
          <table:table-cell office:value-type="float" office:value="0.000054499">
            <text:p>0.000054499</text:p>
          </table:table-cell>
          <table:table-cell office:value-type="float" office:value="0.000423525">
            <text:p>0.000423525</text:p>
          </table:table-cell>
          <table:table-cell office:value-type="float" office:value="0.000117698">
            <text:p>0.00011769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819">
            <text:p>0.00016819</text:p>
          </table:table-cell>
          <table:table-cell office:value-type="float" office:value="0.000897373">
            <text:p>0.000897373</text:p>
          </table:table-cell>
          <table:table-cell office:value-type="float" office:value="0.000234968">
            <text:p>0.000234968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1954">
            <text:p>0.000161954</text:p>
          </table:table-cell>
          <table:table-cell office:value-type="float" office:value="0.000891161">
            <text:p>0.000891161</text:p>
          </table:table-cell>
          <table:table-cell office:value-type="float" office:value="0.000234133">
            <text:p>0.000234133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0506">
            <text:p>0.000150506</text:p>
          </table:table-cell>
          <table:table-cell office:value-type="float" office:value="0.000890281">
            <text:p>0.000890281</text:p>
          </table:table-cell>
          <table:table-cell office:value-type="float" office:value="0.000251905">
            <text:p>0.000251905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6047">
            <text:p>0.00016047</text:p>
          </table:table-cell>
          <table:table-cell office:value-type="float" office:value="0.000956572">
            <text:p>0.000956572</text:p>
          </table:table-cell>
          <table:table-cell office:value-type="float" office:value="0.000234152">
            <text:p>0.000234152</text:p>
          </table:table-cell>
          <table:table-cell table:number-columns-repeated="20"/>
        </table:table-row>
        <table:table-row table:style-name="ro1">
          <table:table-cell office:value-type="float" office:value="4096">
            <text:p>4096</text:p>
          </table:table-cell>
          <table:table-cell office:value-type="float" office:value="0.000151401">
            <text:p>0.000151401</text:p>
          </table:table-cell>
          <table:table-cell office:value-type="float" office:value="0.000932134">
            <text:p>0.000932134</text:p>
          </table:table-cell>
          <table:table-cell office:value-type="float" office:value="0.000236131">
            <text:p>0.000236131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45046">
            <text:p>0.000345046</text:p>
          </table:table-cell>
          <table:table-cell office:value-type="float" office:value="0.00189995">
            <text:p>0.00189995</text:p>
          </table:table-cell>
          <table:table-cell office:value-type="float" office:value="0.000521315">
            <text:p>0.00052131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265634">
            <text:p>0.000265634</text:p>
          </table:table-cell>
          <table:table-cell office:value-type="float" office:value="0.0018712">
            <text:p>0.0018712</text:p>
          </table:table-cell>
          <table:table-cell office:value-type="float" office:value="0.000519775">
            <text:p>0.000519775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24094">
            <text:p>0.000324094</text:p>
          </table:table-cell>
          <table:table-cell office:value-type="float" office:value="0.00187269">
            <text:p>0.00187269</text:p>
          </table:table-cell>
          <table:table-cell office:value-type="float" office:value="0.000522897">
            <text:p>0.000522897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9129">
            <text:p>0.000319129</text:p>
          </table:table-cell>
          <table:table-cell office:value-type="float" office:value="0.00186773">
            <text:p>0.00186773</text:p>
          </table:table-cell>
          <table:table-cell office:value-type="float" office:value="0.000519778">
            <text:p>0.000519778</text:p>
          </table:table-cell>
          <table:table-cell table:number-columns-repeated="20"/>
        </table:table-row>
        <table:table-row table:style-name="ro1">
          <table:table-cell office:value-type="float" office:value="8192">
            <text:p>8192</text:p>
          </table:table-cell>
          <table:table-cell office:value-type="float" office:value="0.000319306">
            <text:p>0.000319306</text:p>
          </table:table-cell>
          <table:table-cell office:value-type="float" office:value="0.00187289">
            <text:p>0.00187289</text:p>
          </table:table-cell>
          <table:table-cell office:value-type="float" office:value="0.000527166">
            <text:p>0.00052716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79038">
            <text:p>0.000679038</text:p>
          </table:table-cell>
          <table:table-cell office:value-type="float" office:value="0.00388442">
            <text:p>0.00388442</text:p>
          </table:table-cell>
          <table:table-cell office:value-type="float" office:value="0.001065">
            <text:p>0.001065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557888">
            <text:p>0.000557888</text:p>
          </table:table-cell>
          <table:table-cell office:value-type="float" office:value="0.00390812">
            <text:p>0.00390812</text:p>
          </table:table-cell>
          <table:table-cell office:value-type="float" office:value="0.00107266">
            <text:p>0.00107266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0953">
            <text:p>0.000640953</text:p>
          </table:table-cell>
          <table:table-cell office:value-type="float" office:value="0.00389381">
            <text:p>0.00389381</text:p>
          </table:table-cell>
          <table:table-cell office:value-type="float" office:value="0.00106988">
            <text:p>0.00106988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0739">
            <text:p>0.000640739</text:p>
          </table:table-cell>
          <table:table-cell office:value-type="float" office:value="0.00391789">
            <text:p>0.00391789</text:p>
          </table:table-cell>
          <table:table-cell office:value-type="float" office:value="0.00106671">
            <text:p>0.00106671</text:p>
          </table:table-cell>
          <table:table-cell table:number-columns-repeated="20"/>
        </table:table-row>
        <table:table-row table:style-name="ro1">
          <table:table-cell office:value-type="float" office:value="16384">
            <text:p>16384</text:p>
          </table:table-cell>
          <table:table-cell office:value-type="float" office:value="0.00064593">
            <text:p>0.00064593</text:p>
          </table:table-cell>
          <table:table-cell office:value-type="float" office:value="0.00390184">
            <text:p>0.00390184</text:p>
          </table:table-cell>
          <table:table-cell office:value-type="float" office:value="0.00106997">
            <text:p>0.0010699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3828">
            <text:p>0.00133828</text:p>
          </table:table-cell>
          <table:table-cell office:value-type="float" office:value="0.00804619">
            <text:p>0.00804619</text:p>
          </table:table-cell>
          <table:table-cell office:value-type="float" office:value="0.00290028">
            <text:p>0.0029002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15204">
            <text:p>0.00115204</text:p>
          </table:table-cell>
          <table:table-cell office:value-type="float" office:value="0.00815518">
            <text:p>0.00815518</text:p>
          </table:table-cell>
          <table:table-cell office:value-type="float" office:value="0.00284117">
            <text:p>0.00284117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868">
            <text:p>0.00131868</text:p>
          </table:table-cell>
          <table:table-cell office:value-type="float" office:value="0.00814102">
            <text:p>0.00814102</text:p>
          </table:table-cell>
          <table:table-cell office:value-type="float" office:value="0.00286333">
            <text:p>0.00286333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0978">
            <text:p>0.00130978</text:p>
          </table:table-cell>
          <table:table-cell office:value-type="float" office:value="0.00820685">
            <text:p>0.00820685</text:p>
          </table:table-cell>
          <table:table-cell office:value-type="float" office:value="0.00290658">
            <text:p>0.00290658</text:p>
          </table:table-cell>
          <table:table-cell table:number-columns-repeated="20"/>
        </table:table-row>
        <table:table-row table:style-name="ro1">
          <table:table-cell office:value-type="float" office:value="32768">
            <text:p>32768</text:p>
          </table:table-cell>
          <table:table-cell office:value-type="float" office:value="0.00131743">
            <text:p>0.00131743</text:p>
          </table:table-cell>
          <table:table-cell office:value-type="float" office:value="0.00812386">
            <text:p>0.00812386</text:p>
          </table:table-cell>
          <table:table-cell office:value-type="float" office:value="0.00286652">
            <text:p>0.00286652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74141">
            <text:p>0.00274141</text:p>
          </table:table-cell>
          <table:table-cell office:value-type="float" office:value="0.0167876">
            <text:p>0.0167876</text:p>
          </table:table-cell>
          <table:table-cell office:value-type="float" office:value="0.00589185">
            <text:p>0.00589185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35634">
            <text:p>0.00235634</text:p>
          </table:table-cell>
          <table:table-cell office:value-type="float" office:value="0.0167897">
            <text:p>0.0167897</text:p>
          </table:table-cell>
          <table:table-cell office:value-type="float" office:value="0.00594392">
            <text:p>0.00594392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6677">
            <text:p>0.00266677</text:p>
          </table:table-cell>
          <table:table-cell office:value-type="float" office:value="0.016703">
            <text:p>0.016703</text:p>
          </table:table-cell>
          <table:table-cell office:value-type="float" office:value="0.00595158">
            <text:p>0.00595158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8407">
            <text:p>0.00268407</text:p>
          </table:table-cell>
          <table:table-cell office:value-type="float" office:value="0.0167599">
            <text:p>0.0167599</text:p>
          </table:table-cell>
          <table:table-cell office:value-type="float" office:value="0.00591496">
            <text:p>0.00591496</text:p>
          </table:table-cell>
          <table:table-cell table:number-columns-repeated="20"/>
        </table:table-row>
        <table:table-row table:style-name="ro1">
          <table:table-cell office:value-type="float" office:value="65536">
            <text:p>65536</text:p>
          </table:table-cell>
          <table:table-cell office:value-type="float" office:value="0.00266401">
            <text:p>0.00266401</text:p>
          </table:table-cell>
          <table:table-cell office:value-type="float" office:value="0.0167662">
            <text:p>0.0167662</text:p>
          </table:table-cell>
          <table:table-cell office:value-type="float" office:value="0.00591762">
            <text:p>0.00591762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40383">
            <text:p>0.00540383</text:p>
          </table:table-cell>
          <table:table-cell office:value-type="float" office:value="0.0359188">
            <text:p>0.0359188</text:p>
          </table:table-cell>
          <table:table-cell office:value-type="float" office:value="0.0118085">
            <text:p>0.011808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475823">
            <text:p>0.00475823</text:p>
          </table:table-cell>
          <table:table-cell office:value-type="float" office:value="0.0417464">
            <text:p>0.0417464</text:p>
          </table:table-cell>
          <table:table-cell office:value-type="float" office:value="0.0118745">
            <text:p>0.0118745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52224">
            <text:p>0.00552224</text:p>
          </table:table-cell>
          <table:table-cell office:value-type="float" office:value="0.0350825">
            <text:p>0.0350825</text:p>
          </table:table-cell>
          <table:table-cell office:value-type="float" office:value="0.0118121">
            <text:p>0.0118121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4552">
            <text:p>0.00534552</text:p>
          </table:table-cell>
          <table:table-cell office:value-type="float" office:value="0.0348256">
            <text:p>0.0348256</text:p>
          </table:table-cell>
          <table:table-cell office:value-type="float" office:value="0.0118323">
            <text:p>0.0118323</text:p>
          </table:table-cell>
          <table:table-cell table:number-columns-repeated="20"/>
        </table:table-row>
        <table:table-row table:style-name="ro1">
          <table:table-cell office:value-type="float" office:value="131072">
            <text:p>131072</text:p>
          </table:table-cell>
          <table:table-cell office:value-type="float" office:value="0.00535208">
            <text:p>0.00535208</text:p>
          </table:table-cell>
          <table:table-cell office:value-type="float" office:value="0.0349232">
            <text:p>0.0349232</text:p>
          </table:table-cell>
          <table:table-cell office:value-type="float" office:value="0.0119436">
            <text:p>0.0119436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547">
            <text:p>0.0106547</text:p>
          </table:table-cell>
          <table:table-cell office:value-type="float" office:value="0.0732455">
            <text:p>0.0732455</text:p>
          </table:table-cell>
          <table:table-cell office:value-type="float" office:value="0.023674">
            <text:p>0.023674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0944569">
            <text:p>0.00944569</text:p>
          </table:table-cell>
          <table:table-cell office:value-type="float" office:value="0.0730664">
            <text:p>0.0730664</text:p>
          </table:table-cell>
          <table:table-cell office:value-type="float" office:value="0.0237435">
            <text:p>0.0237435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65">
            <text:p>0.010665</text:p>
          </table:table-cell>
          <table:table-cell office:value-type="float" office:value="0.073259">
            <text:p>0.073259</text:p>
          </table:table-cell>
          <table:table-cell office:value-type="float" office:value="0.023653">
            <text:p>0.023653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624">
            <text:p>0.0106624</text:p>
          </table:table-cell>
          <table:table-cell office:value-type="float" office:value="0.0754379">
            <text:p>0.0754379</text:p>
          </table:table-cell>
          <table:table-cell office:value-type="float" office:value="0.0244017">
            <text:p>0.0244017</text:p>
          </table:table-cell>
          <table:table-cell table:number-columns-repeated="20"/>
        </table:table-row>
        <table:table-row table:style-name="ro1">
          <table:table-cell office:value-type="float" office:value="262144">
            <text:p>262144</text:p>
          </table:table-cell>
          <table:table-cell office:value-type="float" office:value="0.0106571">
            <text:p>0.0106571</text:p>
          </table:table-cell>
          <table:table-cell office:value-type="float" office:value="0.0730722">
            <text:p>0.0730722</text:p>
          </table:table-cell>
          <table:table-cell office:value-type="float" office:value="0.0238962">
            <text:p>0.023896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149">
            <text:p>0.0213149</text:p>
          </table:table-cell>
          <table:table-cell office:value-type="float" office:value="0.150852">
            <text:p>0.150852</text:p>
          </table:table-cell>
          <table:table-cell office:value-type="float" office:value="0.0487672">
            <text:p>0.0487672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189022">
            <text:p>0.0189022</text:p>
          </table:table-cell>
          <table:table-cell office:value-type="float" office:value="0.151301">
            <text:p>0.151301</text:p>
          </table:table-cell>
          <table:table-cell office:value-type="float" office:value="0.0491457">
            <text:p>0.0491457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223">
            <text:p>0.0213223</text:p>
          </table:table-cell>
          <table:table-cell office:value-type="float" office:value="0.151529">
            <text:p>0.151529</text:p>
          </table:table-cell>
          <table:table-cell office:value-type="float" office:value="0.048109">
            <text:p>0.048109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13197">
            <text:p>0.0213197</text:p>
          </table:table-cell>
          <table:table-cell office:value-type="float" office:value="0.151058">
            <text:p>0.151058</text:p>
          </table:table-cell>
          <table:table-cell office:value-type="float" office:value="0.0482827">
            <text:p>0.0482827</text:p>
          </table:table-cell>
          <table:table-cell table:number-columns-repeated="20"/>
        </table:table-row>
        <table:table-row table:style-name="ro1">
          <table:table-cell office:value-type="float" office:value="524288">
            <text:p>524288</text:p>
          </table:table-cell>
          <table:table-cell office:value-type="float" office:value="0.0229506">
            <text:p>0.0229506</text:p>
          </table:table-cell>
          <table:table-cell office:value-type="float" office:value="0.161037">
            <text:p>0.161037</text:p>
          </table:table-cell>
          <table:table-cell office:value-type="float" office:value="0.0485844">
            <text:p>0.0485844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535295">
            <text:p>0.0535295</text:p>
          </table:table-cell>
          <table:table-cell office:value-type="float" office:value="0.351112">
            <text:p>0.351112</text:p>
          </table:table-cell>
          <table:table-cell office:value-type="float" office:value="0.0976462">
            <text:p>0.0976462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379561">
            <text:p>0.0379561</text:p>
          </table:table-cell>
          <table:table-cell office:value-type="float" office:value="0.314158">
            <text:p>0.314158</text:p>
          </table:table-cell>
          <table:table-cell office:value-type="float" office:value="0.0967453">
            <text:p>0.0967453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132">
            <text:p>0.0426132</text:p>
          </table:table-cell>
          <table:table-cell office:value-type="float" office:value="0.312017">
            <text:p>0.312017</text:p>
          </table:table-cell>
          <table:table-cell office:value-type="float" office:value="0.0965428">
            <text:p>0.0965428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426973">
            <text:p>0.0426973</text:p>
          </table:table-cell>
          <table:table-cell office:value-type="float" office:value="0.332267">
            <text:p>0.332267</text:p>
          </table:table-cell>
          <table:table-cell office:value-type="float" office:value="0.111899">
            <text:p>0.111899</text:p>
          </table:table-cell>
          <table:table-cell table:number-columns-repeated="20"/>
        </table:table-row>
        <table:table-row table:style-name="ro1">
          <table:table-cell office:value-type="float" office:value="1048576">
            <text:p>1048576</text:p>
          </table:table-cell>
          <table:table-cell office:value-type="float" office:value="0.0574451">
            <text:p>0.0574451</text:p>
          </table:table-cell>
          <table:table-cell office:value-type="float" office:value="0.313735">
            <text:p>0.313735</text:p>
          </table:table-cell>
          <table:table-cell office:value-type="float" office:value="0.0977152">
            <text:p>0.097715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55377">
            <text:p>0.0855377</text:p>
          </table:table-cell>
          <table:table-cell office:value-type="float" office:value="0.714201">
            <text:p>0.714201</text:p>
          </table:table-cell>
          <table:table-cell office:value-type="float" office:value="0.191496">
            <text:p>0.191496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765852">
            <text:p>0.0765852</text:p>
          </table:table-cell>
          <table:table-cell office:value-type="float" office:value="0.658342">
            <text:p>0.658342</text:p>
          </table:table-cell>
          <table:table-cell office:value-type="float" office:value="0.191921">
            <text:p>0.19192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5861">
            <text:p>0.085861</text:p>
          </table:table-cell>
          <table:table-cell office:value-type="float" office:value="0.646078">
            <text:p>0.646078</text:p>
          </table:table-cell>
          <table:table-cell office:value-type="float" office:value="0.195222">
            <text:p>0.195222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757916">
            <text:p>0.0757916</text:p>
          </table:table-cell>
          <table:table-cell office:value-type="float" office:value="0.651219">
            <text:p>0.651219</text:p>
          </table:table-cell>
          <table:table-cell office:value-type="float" office:value="0.192131">
            <text:p>0.192131</text:p>
          </table:table-cell>
          <table:table-cell table:number-columns-repeated="20"/>
        </table:table-row>
        <table:table-row table:style-name="ro1">
          <table:table-cell office:value-type="float" office:value="2097152">
            <text:p>2097152</text:p>
          </table:table-cell>
          <table:table-cell office:value-type="float" office:value="0.0852356">
            <text:p>0.0852356</text:p>
          </table:table-cell>
          <table:table-cell office:value-type="float" office:value="0.648661">
            <text:p>0.648661</text:p>
          </table:table-cell>
          <table:table-cell office:value-type="float" office:value="0.192786">
            <text:p>0.192786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1549">
            <text:p>0.171549</text:p>
          </table:table-cell>
          <table:table-cell office:value-type="float" office:value="1.34381">
            <text:p>1.34381</text:p>
          </table:table-cell>
          <table:table-cell office:value-type="float" office:value="0.393895">
            <text:p>0.393895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32719">
            <text:p>0.132719</text:p>
          </table:table-cell>
          <table:table-cell office:value-type="float" office:value="1.30577">
            <text:p>1.30577</text:p>
          </table:table-cell>
          <table:table-cell office:value-type="float" office:value="0.36989">
            <text:p>0.36989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2255">
            <text:p>0.172255</text:p>
          </table:table-cell>
          <table:table-cell office:value-type="float" office:value="1.34319">
            <text:p>1.34319</text:p>
          </table:table-cell>
          <table:table-cell office:value-type="float" office:value="0.395848">
            <text:p>0.395848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33678">
            <text:p>0.133678</text:p>
          </table:table-cell>
          <table:table-cell office:value-type="float" office:value="1.3033">
            <text:p>1.3033</text:p>
          </table:table-cell>
          <table:table-cell office:value-type="float" office:value="0.347002">
            <text:p>0.347002</text:p>
          </table:table-cell>
          <table:table-cell table:number-columns-repeated="20"/>
        </table:table-row>
        <table:table-row table:style-name="ro1">
          <table:table-cell office:value-type="float" office:value="4194304">
            <text:p>4194304</text:p>
          </table:table-cell>
          <table:table-cell office:value-type="float" office:value="0.17143">
            <text:p>0.17143</text:p>
          </table:table-cell>
          <table:table-cell office:value-type="float" office:value="1.33275">
            <text:p>1.33275</text:p>
          </table:table-cell>
          <table:table-cell office:value-type="float" office:value="0.386839">
            <text:p>0.386839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18192">
            <text:p>0.318192</text:p>
          </table:table-cell>
          <table:table-cell office:value-type="float" office:value="2.70464">
            <text:p>2.70464</text:p>
          </table:table-cell>
          <table:table-cell office:value-type="float" office:value="0.640952">
            <text:p>0.64095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4553">
            <text:p>0.34553</text:p>
          </table:table-cell>
          <table:table-cell office:value-type="float" office:value="2.74572">
            <text:p>2.74572</text:p>
          </table:table-cell>
          <table:table-cell office:value-type="float" office:value="0.715825">
            <text:p>0.715825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265418">
            <text:p>0.265418</text:p>
          </table:table-cell>
          <table:table-cell office:value-type="float" office:value="2.69616">
            <text:p>2.69616</text:p>
          </table:table-cell>
          <table:table-cell office:value-type="float" office:value="0.637962">
            <text:p>0.637962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344523">
            <text:p>0.344523</text:p>
          </table:table-cell>
          <table:table-cell office:value-type="float" office:value="2.72892">
            <text:p>2.72892</text:p>
          </table:table-cell>
          <table:table-cell office:value-type="float" office:value="0.713798">
            <text:p>0.713798</text:p>
          </table:table-cell>
          <table:table-cell table:number-columns-repeated="20"/>
        </table:table-row>
        <table:table-row table:style-name="ro1">
          <table:table-cell office:value-type="float" office:value="8388608">
            <text:p>8388608</text:p>
          </table:table-cell>
          <table:table-cell office:value-type="float" office:value="0.26592">
            <text:p>0.26592</text:p>
          </table:table-cell>
          <table:table-cell office:value-type="float" office:value="2.69435">
            <text:p>2.69435</text:p>
          </table:table-cell>
          <table:table-cell office:value-type="float" office:value="0.639149">
            <text:p>0.639149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082">
            <text:p>0.685082</text:p>
          </table:table-cell>
          <table:table-cell office:value-type="float" office:value="5.62441">
            <text:p>5.62441</text:p>
          </table:table-cell>
          <table:table-cell office:value-type="float" office:value="1.42196">
            <text:p>1.4219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68">
            <text:p>0.68568</text:p>
          </table:table-cell>
          <table:table-cell office:value-type="float" office:value="5.72244">
            <text:p>5.72244</text:p>
          </table:table-cell>
          <table:table-cell office:value-type="float" office:value="1.42521">
            <text:p>1.42521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444">
            <text:p>0.685444</text:p>
          </table:table-cell>
          <table:table-cell office:value-type="float" office:value="5.686">
            <text:p>5.686</text:p>
          </table:table-cell>
          <table:table-cell office:value-type="float" office:value="1.42703">
            <text:p>1.42703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5207">
            <text:p>0.685207</text:p>
          </table:table-cell>
          <table:table-cell office:value-type="float" office:value="5.71594">
            <text:p>5.71594</text:p>
          </table:table-cell>
          <table:table-cell office:value-type="float" office:value="1.42326">
            <text:p>1.42326</text:p>
          </table:table-cell>
          <table:table-cell table:number-columns-repeated="20"/>
        </table:table-row>
        <table:table-row table:style-name="ro1">
          <table:table-cell office:value-type="float" office:value="16777216">
            <text:p>16777216</text:p>
          </table:table-cell>
          <table:table-cell office:value-type="float" office:value="0.683981">
            <text:p>0.683981</text:p>
          </table:table-cell>
          <table:table-cell office:value-type="float" office:value="5.55489">
            <text:p>5.55489</text:p>
          </table:table-cell>
          <table:table-cell office:value-type="float" office:value="1.27563">
            <text:p>1.27563</text:p>
          </table:table-cell>
          <table:table-cell table:number-columns-repeated="20"/>
        </table:table-row>
        <table:table-row table:style-name="ro1" table:number-rows-repeated="1048477">
          <table:table-cell table:number-columns-repeated="24"/>
        </table:table-row>
        <table:table-row table:style-name="ro1"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9">00/00/0000</text:date>, <text:time style:data-style-name="N2" text:time-value="0000-00-00T09:05:1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ghtmind </meta:initial-creator>
    <meta:creation-date>2013-11-23T17:01:24</meta:creation-date>
    <dc:date>2013-11-23T18:53:43</dc:date>
    <dc:creator>lightmind </dc:creator>
    <meta:editing-duration>PT1H49M58S</meta:editing-duration>
    <meta:editing-cycles>2</meta:editing-cycles>
    <meta:generator>LibreOffice/4.0.2.2$Linux_x86 LibreOffice_project/400m0$Build-2</meta:generator>
    <meta:document-statistic meta:table-count="1" meta:cell-count="676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5.497cm" svg:height="15.549cm" xlink:href=".." xlink:type="simple" chart:class="chart:line" chart:style-name="ch1">
        <chart:title svg:x="10.256cm" svg:y="0.445cm" chart:style-name="ch2">
          <text:p>Priority queue insertion</text:p>
        </chart:title>
        <chart:subtitle svg:x="9.247cm" svg:y="1.556cm" chart:style-name="ch3">
          <text:p>measured time vs asymptotic behaviour</text:p>
        </chart:subtitle>
        <chart:legend chart:legend-position="end" svg:x="22.005cm" svg:y="6.983cm" style:legend-expansion="high" chart:style-name="ch4"/>
        <chart:plot-area chart:style-name="ch5" table:cell-range-address="Sheet1.J4:Sheet1.J22 Sheet1.S3:Sheet1.U22" chart:data-source-has-labels="both" svg:x="1.517cm" svg:y="2.855cm" svg:width="19.471cm" svg:height="11.406cm">
          <chartooo:coordinate-region svg:x="3.522cm" svg:y="3.053cm" svg:width="16.731cm" svg:height="10.171cm"/>
          <chart:axis chart:dimension="x" chart:name="primary-x" chart:style-name="ch6" chartooo:axis-type="auto">
            <chartooo:date-scale/>
            <chart:title svg:x="11.103cm" svg:y="14.572cm" chart:style-name="ch7">
              <text:p>n</text:p>
            </chart:title>
            <chart:categories table:cell-range-address="Sheet1.J4:Sheet1.J22"/>
          </chart:axis>
          <chart:axis chart:dimension="y" chart:name="primary-y" chart:style-name="ch6">
            <chart:title svg:x="0.451cm" svg:y="9.191cm" chart:style-name="ch8">
              <text:p>time/f(n)</text:p>
            </chart:title>
            <chart:grid chart:style-name="ch9" chart:class="major"/>
          </chart:axis>
          <chart:series chart:style-name="ch10" chart:values-cell-range-address="Sheet1.S4:Sheet1.S22" chart:label-cell-address="Sheet1.S3:Sheet1.S3" chart:class="chart:line">
            <chart:data-point chart:repeated="19"/>
          </chart:series>
          <chart:series chart:style-name="ch11" chart:values-cell-range-address="Sheet1.T4:Sheet1.T22" chart:label-cell-address="Sheet1.T3:Sheet1.T3" chart:class="chart:line">
            <chart:data-point chart:repeated="19"/>
          </chart:series>
          <chart:series chart:style-name="ch12" chart:values-cell-range-address="Sheet1.U4:Sheet1.U22" chart:label-cell-address="Sheet1.U3:Sheet1.U3" chart:class="chart:line">
            <chart:data-point chart:repeated="19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S3:Sheet1.S3</svg:desc>
                </draw:g>
              </table:table-cell>
              <table:table-cell office:value-type="string">
                <text:p>binary</text:p>
                <draw:g>
                  <svg:desc>Sheet1.T3:Sheet1.T3</svg:desc>
                </draw:g>
              </table:table-cell>
              <table:table-cell office:value-type="string">
                <text:p>van emde boa</text:p>
                <draw:g>
                  <svg:desc>Sheet1.U3:Sheet1.U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01055125">
                <text:p>0.0000001055125</text:p>
                <draw:g>
                  <svg:desc>Sheet1.S4:Sheet1.S22</svg:desc>
                </draw:g>
              </table:table-cell>
              <table:table-cell office:value-type="float" office:value="0.0000000737541666666667">
                <text:p>0.0000000737541666666667</text:p>
                <draw:g>
                  <svg:desc>Sheet1.T4:Sheet1.T22</svg:desc>
                </draw:g>
              </table:table-cell>
              <table:table-cell office:value-type="float" office:value="0.000000176010126479235">
                <text:p>0.000000176010126479235</text:p>
                <draw:g>
                  <svg:desc>Sheet1.U4:Sheet1.U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000910125">
                <text:p>0.0000000910125</text:p>
              </table:table-cell>
              <table:table-cell office:value-type="float" office:value="0.0000000610386160714286">
                <text:p>0.0000000610386160714286</text:p>
              </table:table-cell>
              <table:table-cell office:value-type="float" office:value="0.000000235272259058423">
                <text:p>0.000000235272259058423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0009767578125">
                <text:p>0.00000009767578125</text:p>
              </table:table-cell>
              <table:table-cell office:value-type="float" office:value="0.0000000636587890625">
                <text:p>0.0000000636587890625</text:p>
              </table:table-cell>
              <table:table-cell office:value-type="float" office:value="0.000000210442414640231">
                <text:p>0.000000210442414640231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0004361171875">
                <text:p>0.00000004361171875</text:p>
              </table:table-cell>
              <table:table-cell office:value-type="float" office:value="0.0000000279038194444444">
                <text:p>0.0000000279038194444444</text:p>
              </table:table-cell>
              <table:table-cell office:value-type="float" office:value="0.0000000716684300096657">
                <text:p>0.0000000716684300096657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000290822265625">
                <text:p>0.0000000290822265625</text:p>
              </table:table-cell>
              <table:table-cell office:value-type="float" office:value="0.000000021027578125">
                <text:p>0.000000021027578125</text:p>
              </table:table-cell>
              <table:table-cell office:value-type="float" office:value="0.00000007772578125">
                <text:p>0.00000007772578125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0002945595703125">
                <text:p>0.00000002945595703125</text:p>
              </table:table-cell>
              <table:table-cell office:value-type="float" office:value="0.0000000188344904119318">
                <text:p>0.0000000188344904119318</text:p>
              </table:table-cell>
              <table:table-cell office:value-type="float" office:value="0.0000000560037302270264">
                <text:p>0.0000000560037302270264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000038697314453125">
                <text:p>0.000000038697314453125</text:p>
              </table:table-cell>
              <table:table-cell office:value-type="float" office:value="0.0000000185852905273437">
                <text:p>0.0000000185852905273437</text:p>
              </table:table-cell>
              <table:table-cell office:value-type="float" office:value="0.0000000539004994908501">
                <text:p>0.0000000539004994908501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0000384084228515625">
                <text:p>0.0000000384084228515625</text:p>
              </table:table-cell>
              <table:table-cell office:value-type="float" office:value="0.0000000176240609975962">
                <text:p>0.0000000176240609975962</text:p>
              </table:table-cell>
              <table:table-cell office:value-type="float" office:value="0.0000000572232263742881">
                <text:p>0.0000000572232263742881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000038629736328125">
                <text:p>0.000000038629736328125</text:p>
              </table:table-cell>
              <table:table-cell office:value-type="float" office:value="0.0000000170079520089286">
                <text:p>0.0000000170079520089286</text:p>
              </table:table-cell>
              <table:table-cell office:value-type="float" office:value="0.0000000569195225281003">
                <text:p>0.0000000569195225281003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00000392835083007813">
                <text:p>0.0000000392835083007813</text:p>
              </table:table-cell>
              <table:table-cell office:value-type="float" office:value="0.0000000165499267578125">
                <text:p>0.0000000165499267578125</text:p>
              </table:table-cell>
              <table:table-cell office:value-type="float" office:value="0.0000000746163314782532">
                <text:p>0.0000000746163314782532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00000400164794921875">
                <text:p>0.0000000400164794921875</text:p>
              </table:table-cell>
              <table:table-cell office:value-type="float" office:value="0.0000000159848022460937">
                <text:p>0.0000000159848022460937</text:p>
              </table:table-cell>
              <table:table-cell office:value-type="float" office:value="0.0000000750696393093849">
                <text:p>0.0000000750696393093849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00000402555847167969">
                <text:p>0.0000000402555847167969</text:p>
              </table:table-cell>
              <table:table-cell office:value-type="float" office:value="0.0000000163804446949678">
                <text:p>0.0000000163804446949678</text:p>
              </table:table-cell>
              <table:table-cell office:value-type="float" office:value="0.0000000735019285083675">
                <text:p>0.0000000735019285083675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000000397376174926758">
                <text:p>0.0000000397376174926758</text:p>
              </table:table-cell>
              <table:table-cell office:value-type="float" office:value="0.0000000156013064914279">
                <text:p>0.0000000156013064914279</text:p>
              </table:table-cell>
              <table:table-cell office:value-type="float" office:value="0.0000000725506704290566">
                <text:p>0.0000000725506704290566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000000403631973266602">
                <text:p>0.0000000403631973266602</text:p>
              </table:table-cell>
              <table:table-cell office:value-type="float" office:value="0.000000015374775936729">
                <text:p>0.000000015374775936729</text:p>
              </table:table-cell>
              <table:table-cell office:value-type="float" office:value="0.0000000724571178888566">
                <text:p>0.0000000724571178888566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000000446779632568359">
                <text:p>0.0000000446779632568359</text:p>
              </table:table-cell>
              <table:table-cell office:value-type="float" office:value="0.0000000154808902740479">
                <text:p>0.0000000154808902740479</text:p>
              </table:table-cell>
              <table:table-cell office:value-type="float" office:value="0.0000000733818974438102">
                <text:p>0.0000000733818974438102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000000390063381195068">
                <text:p>0.0000000390063381195068</text:p>
              </table:table-cell>
              <table:table-cell office:value-type="float" office:value="0.0000000150703293936593">
                <text:p>0.0000000150703293936593</text:p>
              </table:table-cell>
              <table:table-cell office:value-type="float" office:value="0.0000000694981999793053">
                <text:p>0.0000000694981999793053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0000000372710704803467">
                <text:p>0.0000000372710704803467</text:p>
              </table:table-cell>
              <table:table-cell office:value-type="float" office:value="0.0000000143675804138184">
                <text:p>0.0000000143675804138184</text:p>
              </table:table-cell>
              <table:table-cell office:value-type="float" office:value="0.0000000672574126011123">
                <text:p>0.0000000672574126011123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0000000367065191268921">
                <text:p>0.0000000367065191268921</text:p>
              </table:table-cell>
              <table:table-cell office:value-type="float" office:value="0.0000000140664784804634">
                <text:p>0.0000000140664784804634</text:p>
              </table:table-cell>
              <table:table-cell office:value-type="float" office:value="0.0000000586130736471102">
                <text:p>0.000000058613073647110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0000000408338785171509">
                <text:p>0.0000000408338785171509</text:p>
              </table:table-cell>
              <table:table-cell office:value-type="float" office:value="0.0000000140585899353027">
                <text:p>0.0000000140585899353027</text:p>
              </table:table-cell>
              <table:table-cell office:value-type="float" office:value="0.0000000602268029524823">
                <text:p>0.00000006022680295248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3.333cm" svg:height="14.142cm" xlink:href=".." xlink:type="simple" chart:class="chart:line" chart:style-name="ch1">
        <chart:title svg:x="9.239cm" svg:y="0.417cm" chart:style-name="ch2">
          <text:p>Priority Queues - Inset</text:p>
        </chart:title>
        <chart:subtitle svg:x="10.313cm" svg:y="1.5cm" chart:style-name="ch3">
          <text:p>Measured time</text:p>
        </chart:subtitle>
        <chart:legend chart:legend-position="end" svg:x="19.657cm" svg:y="6.28cm" style:legend-expansion="high" chart:style-name="ch4"/>
        <chart:plot-area chart:style-name="ch5" table:cell-range-address="Sheet1.J4:Sheet1.J22 Sheet1.L3:Sheet1.N22" chart:data-source-has-labels="both" svg:x="1.474cm" svg:y="2.743cm" svg:width="17.252cm" svg:height="10.139cm">
          <chartooo:coordinate-region svg:x="3.113cm" svg:y="2.94cm" svg:width="14.878cm" svg:height="8.905cm"/>
          <chart:axis chart:dimension="x" chart:name="primary-x" chart:style-name="ch6" chartooo:axis-type="auto">
            <chartooo:date-scale/>
            <chart:title svg:x="9.388cm" svg:y="13.165cm" chart:style-name="ch7">
              <text:p>elements</text:p>
            </chart:title>
            <chart:categories table:cell-range-address="Sheet1.J4:Sheet1.J22"/>
          </chart:axis>
          <chart:axis chart:dimension="y" chart:name="primary-y" chart:style-name="ch8">
            <chart:title svg:x="0.451cm" svg:y="8.472cm" chart:style-name="ch9">
              <text:p>seconds</text:p>
            </chart:title>
            <chart:grid chart:style-name="ch10" chart:class="major"/>
          </chart:axis>
          <chart:series chart:style-name="ch11" chart:values-cell-range-address="Sheet1.L4:Sheet1.L22" chart:label-cell-address="Sheet1.L3:Sheet1.L3" chart:class="chart:line">
            <chart:data-point chart:repeated="19"/>
          </chart:series>
          <chart:series chart:style-name="ch12" chart:values-cell-range-address="Sheet1.M4:Sheet1.M22" chart:label-cell-address="Sheet1.M3:Sheet1.M3" chart:class="chart:line">
            <chart:data-point chart:repeated="19"/>
          </chart:series>
          <chart:series chart:style-name="ch13" chart:values-cell-range-address="Sheet1.N4:Sheet1.N22" chart:label-cell-address="Sheet1.N3:Sheet1.N3" chart:class="chart:line">
            <chart:data-point chart:repeated="19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ibonacci</text:p>
                <draw:g>
                  <svg:desc>Sheet1.L3:Sheet1.L3</svg:desc>
                </draw:g>
              </table:table-cell>
              <table:table-cell office:value-type="string">
                <text:p>binary</text:p>
                <draw:g>
                  <svg:desc>Sheet1.M3:Sheet1.M3</svg:desc>
                </draw:g>
              </table:table-cell>
              <table:table-cell office:value-type="string">
                <text:p>van emde boas</text:p>
                <draw:g>
                  <svg:desc>Sheet1.N3:Sheet1.N3</svg:desc>
                </draw:g>
              </table:table-cell>
            </table:table-row>
          </table:table-header-rows>
          <table:table-rows>
            <table:table-row>
              <table:table-cell office:value-type="float" office:value="64">
                <text:p>60</text:p>
                <draw:g>
                  <svg:desc>Sheet1.J4:Sheet1.J22</svg:desc>
                </draw:g>
              </table:table-cell>
              <table:table-cell office:value-type="float" office:value="0.0000067528">
                <text:p>0.0000067528</text:p>
                <draw:g>
                  <svg:desc>Sheet1.L4:Sheet1.L22</svg:desc>
                </draw:g>
              </table:table-cell>
              <table:table-cell office:value-type="float" office:value="0.0000283216">
                <text:p>0.0000283216</text:p>
                <draw:g>
                  <svg:desc>Sheet1.M4:Sheet1.M22</svg:desc>
                </draw:g>
              </table:table-cell>
              <table:table-cell office:value-type="float" office:value="0.0000087656">
                <text:p>0.0000087656</text:p>
                <draw:g>
                  <svg:desc>Sheet1.N4:Sheet1.N22</svg:desc>
                </draw:g>
              </table:table-cell>
            </table:table-row>
            <table:table-row>
              <table:table-cell office:value-type="float" office:value="128">
                <text:p>130</text:p>
              </table:table-cell>
              <table:table-cell office:value-type="float" office:value="0.0000116496">
                <text:p>0.0000116496</text:p>
              </table:table-cell>
              <table:table-cell office:value-type="float" office:value="0.0000546906">
                <text:p>0.0000546906</text:p>
              </table:table-cell>
              <table:table-cell office:value-type="float" office:value="0.00002545">
                <text:p>0.00002545</text:p>
              </table:table-cell>
            </table:table-row>
            <table:table-row>
              <table:table-cell office:value-type="float" office:value="256">
                <text:p>260</text:p>
              </table:table-cell>
              <table:table-cell office:value-type="float" office:value="0.000025005">
                <text:p>0.000025005</text:p>
              </table:table-cell>
              <table:table-cell office:value-type="float" office:value="0.0001303732">
                <text:p>0.0001303732</text:p>
              </table:table-cell>
              <table:table-cell office:value-type="float" office:value="0.0000486524">
                <text:p>0.0000486524</text:p>
              </table:table-cell>
            </table:table-row>
            <table:table-row>
              <table:table-cell office:value-type="float" office:value="512">
                <text:p>510</text:p>
              </table:table-cell>
              <table:table-cell office:value-type="float" office:value="0.0000223292">
                <text:p>0.0000223292</text:p>
              </table:table-cell>
              <table:table-cell office:value-type="float" office:value="0.0001285808">
                <text:p>0.0001285808</text:p>
              </table:table-cell>
              <table:table-cell office:value-type="float" office:value="0.0000350152">
                <text:p>0.0000350152</text:p>
              </table:table-cell>
            </table:table-row>
            <table:table-row>
              <table:table-cell office:value-type="float" office:value="1024">
                <text:p>1020</text:p>
              </table:table-cell>
              <table:table-cell office:value-type="float" office:value="0.0000297802">
                <text:p>0.0000297802</text:p>
              </table:table-cell>
              <table:table-cell office:value-type="float" office:value="0.0002153224">
                <text:p>0.0002153224</text:p>
              </table:table-cell>
              <table:table-cell office:value-type="float" office:value="0.0000795912">
                <text:p>0.0000795912</text:p>
              </table:table-cell>
            </table:table-row>
            <table:table-row>
              <table:table-cell office:value-type="float" office:value="2048">
                <text:p>2050</text:p>
              </table:table-cell>
              <table:table-cell office:value-type="float" office:value="0.0000603258">
                <text:p>0.0000603258</text:p>
              </table:table-cell>
              <table:table-cell office:value-type="float" office:value="0.0004243034">
                <text:p>0.0004243034</text:p>
              </table:table-cell>
              <table:table-cell office:value-type="float" office:value="0.0001194432">
                <text:p>0.0001194432</text:p>
              </table:table-cell>
            </table:table-row>
            <table:table-row>
              <table:table-cell office:value-type="float" office:value="4096">
                <text:p>4100</text:p>
              </table:table-cell>
              <table:table-cell office:value-type="float" office:value="0.0001585042">
                <text:p>0.0001585042</text:p>
              </table:table-cell>
              <table:table-cell office:value-type="float" office:value="0.0009135042">
                <text:p>0.0009135042</text:p>
              </table:table-cell>
              <table:table-cell office:value-type="float" office:value="0.0002382578">
                <text:p>0.0002382578</text:p>
              </table:table-cell>
            </table:table-row>
            <table:table-row>
              <table:table-cell office:value-type="float" office:value="8192">
                <text:p>8190</text:p>
              </table:table-cell>
              <table:table-cell office:value-type="float" office:value="0.0003146418">
                <text:p>0.0003146418</text:p>
              </table:table-cell>
              <table:table-cell office:value-type="float" office:value="0.001876892">
                <text:p>0.001876892</text:p>
              </table:table-cell>
              <table:table-cell office:value-type="float" office:value="0.0005221862">
                <text:p>0.0005221862</text:p>
              </table:table-cell>
            </table:table-row>
            <table:table-row>
              <table:table-cell office:value-type="float" office:value="16384">
                <text:p>16380</text:p>
              </table:table-cell>
              <table:table-cell office:value-type="float" office:value="0.0006329096">
                <text:p>0.0006329096</text:p>
              </table:table-cell>
              <table:table-cell office:value-type="float" office:value="0.003901216">
                <text:p>0.003901216</text:p>
              </table:table-cell>
              <table:table-cell office:value-type="float" office:value="0.001068844">
                <text:p>0.001068844</text:p>
              </table:table-cell>
            </table:table-row>
            <table:table-row>
              <table:table-cell office:value-type="float" office:value="32768">
                <text:p>32770</text:p>
              </table:table-cell>
              <table:table-cell office:value-type="float" office:value="0.001287242">
                <text:p>0.001287242</text:p>
              </table:table-cell>
              <table:table-cell office:value-type="float" office:value="0.00813462">
                <text:p>0.00813462</text:p>
              </table:table-cell>
              <table:table-cell office:value-type="float" office:value="0.002875576">
                <text:p>0.002875576</text:p>
              </table:table-cell>
            </table:table-row>
            <table:table-row>
              <table:table-cell office:value-type="float" office:value="65536">
                <text:p>65540</text:p>
              </table:table-cell>
              <table:table-cell office:value-type="float" office:value="0.00262252">
                <text:p>0.00262252</text:p>
              </table:table-cell>
              <table:table-cell office:value-type="float" office:value="0.01676128">
                <text:p>0.01676128</text:p>
              </table:table-cell>
              <table:table-cell office:value-type="float" office:value="0.005923986">
                <text:p>0.005923986</text:p>
              </table:table-cell>
            </table:table-row>
            <table:table-row>
              <table:table-cell office:value-type="float" office:value="131072">
                <text:p>131070</text:p>
              </table:table-cell>
              <table:table-cell office:value-type="float" office:value="0.00527638">
                <text:p>0.00527638</text:p>
              </table:table-cell>
              <table:table-cell office:value-type="float" office:value="0.0364993">
                <text:p>0.0364993</text:p>
              </table:table-cell>
              <table:table-cell office:value-type="float" office:value="0.0118542">
                <text:p>0.0118542</text:p>
              </table:table-cell>
            </table:table-row>
            <table:table-row>
              <table:table-cell office:value-type="float" office:value="262144">
                <text:p>262140</text:p>
              </table:table-cell>
              <table:table-cell office:value-type="float" office:value="0.010416978">
                <text:p>0.010416978</text:p>
              </table:table-cell>
              <table:table-cell office:value-type="float" office:value="0.0736162">
                <text:p>0.0736162</text:p>
              </table:table-cell>
              <table:table-cell office:value-type="float" office:value="0.02387368">
                <text:p>0.02387368</text:p>
              </table:table-cell>
            </table:table-row>
            <table:table-row>
              <table:table-cell office:value-type="float" office:value="524288">
                <text:p>524290</text:p>
              </table:table-cell>
              <table:table-cell office:value-type="float" office:value="0.02116194">
                <text:p>0.02116194</text:p>
              </table:table-cell>
              <table:table-cell office:value-type="float" office:value="0.1531554">
                <text:p>0.1531554</text:p>
              </table:table-cell>
              <table:table-cell office:value-type="float" office:value="0.0485778">
                <text:p>0.0485778</text:p>
              </table:table-cell>
            </table:table-row>
            <table:table-row>
              <table:table-cell office:value-type="float" office:value="1048576">
                <text:p>1048580</text:p>
              </table:table-cell>
              <table:table-cell office:value-type="float" office:value="0.04684824">
                <text:p>0.04684824</text:p>
              </table:table-cell>
              <table:table-cell office:value-type="float" office:value="0.3246578">
                <text:p>0.3246578</text:p>
              </table:table-cell>
              <table:table-cell office:value-type="float" office:value="0.1001097">
                <text:p>0.1001097</text:p>
              </table:table-cell>
            </table:table-row>
            <table:table-row>
              <table:table-cell office:value-type="float" office:value="2097152">
                <text:p>2097150</text:p>
              </table:table-cell>
              <table:table-cell office:value-type="float" office:value="0.08180222">
                <text:p>0.08180222</text:p>
              </table:table-cell>
              <table:table-cell office:value-type="float" office:value="0.6637002">
                <text:p>0.6637002</text:p>
              </table:table-cell>
              <table:table-cell office:value-type="float" office:value="0.1927112">
                <text:p>0.1927112</text:p>
              </table:table-cell>
            </table:table-row>
            <table:table-row>
              <table:table-cell office:value-type="float" office:value="4194304">
                <text:p>4194300</text:p>
              </table:table-cell>
              <table:table-cell office:value-type="float" office:value="0.1563262">
                <text:p>0.1563262</text:p>
              </table:table-cell>
              <table:table-cell office:value-type="float" office:value="1.325764">
                <text:p>1.325764</text:p>
              </table:table-cell>
              <table:table-cell office:value-type="float" office:value="0.3786948">
                <text:p>0.3786948</text:p>
              </table:table-cell>
            </table:table-row>
            <table:table-row>
              <table:table-cell office:value-type="float" office:value="8388608">
                <text:p>8388610</text:p>
              </table:table-cell>
              <table:table-cell office:value-type="float" office:value="0.3079166">
                <text:p>0.3079166</text:p>
              </table:table-cell>
              <table:table-cell office:value-type="float" office:value="2.713958">
                <text:p>2.713958</text:p>
              </table:table-cell>
              <table:table-cell office:value-type="float" office:value="0.6695372">
                <text:p>0.6695372</text:p>
              </table:table-cell>
            </table:table-row>
            <table:table-row>
              <table:table-cell office:value-type="float" office:value="16777216">
                <text:p>16777220</text:p>
              </table:table-cell>
              <table:table-cell office:value-type="float" office:value="0.6850788">
                <text:p>0.6850788</text:p>
              </table:table-cell>
              <table:table-cell office:value-type="float" office:value="5.660736">
                <text:p>5.660736</text:p>
              </table:table-cell>
              <table:table-cell office:value-type="float" office:value="1.394618">
                <text:p>1.3946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2.2$Linux_x86 LibreOffice_project/4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